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8154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22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84in"/>
    </style:style>
    <style:style style:name="co10" style:family="table-column">
      <style:table-column-properties fo:break-before="auto" style:column-width="1.2909in"/>
    </style:style>
    <style:style style:name="co11" style:family="table-column">
      <style:table-column-properties fo:break-before="auto" style:column-width="1.1374in"/>
    </style:style>
    <style:style style:name="co12" style:family="table-column">
      <style:table-column-properties fo:break-before="auto" style:column-width="1.2299in"/>
    </style:style>
    <style:style style:name="co13" style:family="table-column">
      <style:table-column-properties fo:break-before="auto" style:column-width="1.2138in"/>
    </style:style>
    <style:style style:name="co14" style:family="table-column">
      <style:table-column-properties fo:break-before="auto" style:column-width="0.561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gr1" style:family="graphic">
      <style:graphic-properties draw:ole-draw-aspect="1"/>
    </style:style>
  </office:automatic-styles>
  <office:body>
    <office:spreadsheet>
      <table:table table:name="wifi" table:style-name="ta1">
        <table:shapes>
          <draw:frame draw:z-index="0" draw:style-name="gr1" svg:width="10in" svg:height="8in" svg:x="9.8638in" svg:y="3.9268in">
            <draw:object draw:notify-on-update-of-ranges="wifi.BK14:wifi.BK18 wifi.BL1:wifi.BL1 wifi.BL2:wifi.BL6 wifi.BM2:wifi.BM6 wifi.BM2:wifi.BM6 wifi.BL7:wifi.BL7 wifi.BL8:wifi.BL12 wifi.BM8:wifi.BM12 wifi.BM8:wifi.BM12 wifi.BL13:wifi.BL13 wifi.BL14:wifi.BL18 wifi.BM14:wifi.BM18 wifi.BM14:wifi.BM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in" svg:height="8in" svg:x="7.9453in" svg:y="13.4524in">
            <draw:object draw:notify-on-update-of-ranges="wifi.BK14:wifi.BK18 wifi.BL1:wifi.BL1 wifi.BN2:wifi.BN6 wifi.BL7:wifi.BL7 wifi.BN8:wifi.BN12 wifi.BL13:wifi.BL13 wifi.BN14:wifi.BN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0in" svg:height="8in" svg:x="18.6224in" svg:y="13.1406in">
            <draw:object draw:notify-on-update-of-ranges="wifi.BK2:wifi.BK6 wifi.BO2:wifi.BO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3" draw:style-name="gr1" svg:width="10in" svg:height="8in" svg:x="20.952in" svg:y="3.0374in">
            <draw:object draw:notify-on-update-of-ranges="wifi.BK2:wifi.BK6 wifi.BL1:wifi.BL1 wifi.BS2:wifi.BS6 wifi.BL7:wifi.BL7 wifi.BS8:wifi.BS12 wifi.BL13:wifi.BL13 wifi.BS14:wifi.BS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/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75.4324">
            <text:p>75.4324</text:p>
          </table:table-cell>
          <table:table-cell office:value-type="float" office:value="75.1363">
            <text:p>75.1363</text:p>
          </table:table-cell>
          <table:table-cell office:value-type="float" office:value="75.8521">
            <text:p>75.8521</text:p>
          </table:table-cell>
          <table:table-cell office:value-type="float" office:value="75.5479">
            <text:p>75.5479</text:p>
          </table:table-cell>
          <table:table-cell office:value-type="float" office:value="75.7192">
            <text:p>75.7192</text:p>
          </table:table-cell>
          <table:table-cell office:value-type="float" office:value="75.8946">
            <text:p>75.8946</text:p>
          </table:table-cell>
          <table:table-cell office:value-type="float" office:value="75.3976">
            <text:p>75.3976</text:p>
          </table:table-cell>
          <table:table-cell office:value-type="float" office:value="75.6902">
            <text:p>75.6902</text:p>
          </table:table-cell>
          <table:table-cell office:value-type="float" office:value="75.3712">
            <text:p>75.3712</text:p>
          </table:table-cell>
          <table:table-cell office:value-type="float" office:value="75.9451">
            <text:p>75.9451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75.59866">
            <text:p>75.59866</text:p>
          </table:table-cell>
          <table:table-cell table:formula="of:=CONFIDENCE(0.01; STDEV([.$C2:.BJ2]); COUNT([.$C2:.BJ2]))" office:value-type="float" office:value="0.215663454782451">
            <text:p>0.2156634548</text:p>
          </table:table-cell>
          <table:table-cell table:formula="of:=MEDIAN([.$BA2:.BI2])" office:value-type="float" office:value="75.5479">
            <text:p>75.5479</text:p>
          </table:table-cell>
          <table:table-cell table:formula="of:=[.BL8]/[.BL2]" office:value-type="float" office:value="1.0577170283177">
            <text:p>1.0577170283</text:p>
          </table:table-cell>
          <table:table-cell/>
          <table:table-cell table:formula="of:=[.BL14]/[.BL2]" office:value-type="float" office:value="0.0681517370810541">
            <text:p>0.0681517371</text:p>
          </table:table-cell>
          <table:table-cell table:formula="of:=1/[.BL2]/[.$A$24]" office:value-type="float" office:value="0.0000152754173885228">
            <text:p>1.52754173885228E-005</text:p>
          </table:table-cell>
          <table:table-cell table:formula="of:=[.BR2]/MIN([.$BR$2:.$BR$6];[.$BR$8:.$BR$12];[.$BR$14:.$BR$18])" office:value-type="float" office:value="1.0577170283177">
            <text:p>1.0577170283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41.6608">
            <text:p>41.6608</text:p>
          </table:table-cell>
          <table:table-cell office:value-type="float" office:value="41.6333">
            <text:p>41.6333</text:p>
          </table:table-cell>
          <table:table-cell office:value-type="float" office:value="41.7581">
            <text:p>41.7581</text:p>
          </table:table-cell>
          <table:table-cell office:value-type="float" office:value="41.6194">
            <text:p>41.6194</text:p>
          </table:table-cell>
          <table:table-cell office:value-type="float" office:value="41.6629">
            <text:p>41.6629</text:p>
          </table:table-cell>
          <table:table-cell office:value-type="float" office:value="41.6623">
            <text:p>41.6623</text:p>
          </table:table-cell>
          <table:table-cell office:value-type="float" office:value="41.6683">
            <text:p>41.6683</text:p>
          </table:table-cell>
          <table:table-cell office:value-type="float" office:value="41.7838">
            <text:p>41.7838</text:p>
          </table:table-cell>
          <table:table-cell office:value-type="float" office:value="41.6549">
            <text:p>41.6549</text:p>
          </table:table-cell>
          <table:table-cell office:value-type="float" office:value="41.7972">
            <text:p>41.7972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41.6901">
            <text:p>41.6901</text:p>
          </table:table-cell>
          <table:table-cell table:formula="of:=CONFIDENCE(0.01; STDEV([.$C3:.BJ3]); COUNT([.$C3:.BJ3]))" office:value-type="float" office:value="0.052357091526832">
            <text:p>0.0523570915</text:p>
          </table:table-cell>
          <table:table-cell table:formula="of:=MEDIAN([.$BA3:.BI3])" office:value-type="float" office:value="41.6623">
            <text:p>41.6623</text:p>
          </table:table-cell>
          <table:table-cell table:formula="of:=[.BL9]/[.BL3]" office:value-type="float" office:value="1.0793022803975">
            <text:p>1.0793022804</text:p>
          </table:table-cell>
          <table:table-cell/>
          <table:table-cell table:formula="of:=[.BL15]/[.BL3]" office:value-type="float" office:value="0.0757031045739876">
            <text:p>0.0757031046</text:p>
          </table:table-cell>
          <table:table-cell table:formula="of:=1/[.BL3]/[.$A$24]" office:value-type="float" office:value="0.0000276996477704064">
            <text:p>2.76996477704064E-005</text:p>
          </table:table-cell>
          <table:table-cell table:formula="of:=[.BR3]/MIN([.$BR$2:.$BR$6];[.$BR$8:.$BR$12];[.$BR$14:.$BR$18])" office:value-type="float" office:value="1.91800907169808">
            <text:p>1.9180090717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32.2089">
            <text:p>32.2089</text:p>
          </table:table-cell>
          <table:table-cell office:value-type="float" office:value="25.7896">
            <text:p>25.7896</text:p>
          </table:table-cell>
          <table:table-cell office:value-type="float" office:value="28.8718">
            <text:p>28.8718</text:p>
          </table:table-cell>
          <table:table-cell office:value-type="float" office:value="26.7966">
            <text:p>26.7966</text:p>
          </table:table-cell>
          <table:table-cell office:value-type="float" office:value="38.6529">
            <text:p>38.6529</text:p>
          </table:table-cell>
          <table:table-cell office:value-type="float" office:value="25.5262">
            <text:p>25.5262</text:p>
          </table:table-cell>
          <table:table-cell office:value-type="float" office:value="32.7663">
            <text:p>32.7663</text:p>
          </table:table-cell>
          <table:table-cell office:value-type="float" office:value="27.0409">
            <text:p>27.0409</text:p>
          </table:table-cell>
          <table:table-cell office:value-type="float" office:value="25.0788">
            <text:p>25.0788</text:p>
          </table:table-cell>
          <table:table-cell office:value-type="float" office:value="31.6329">
            <text:p>31.6329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29.43649">
            <text:p>29.43649</text:p>
          </table:table-cell>
          <table:table-cell table:formula="of:=CONFIDENCE(0.01; STDEV([.$C4:.BJ4]); COUNT([.$C4:.BJ4]))" office:value-type="float" office:value="3.53124292339875">
            <text:p>3.5312429234</text:p>
          </table:table-cell>
          <table:table-cell table:formula="of:=MEDIAN([.$BA4:.BI4])" office:value-type="float" office:value="27.0409">
            <text:p>27.0409</text:p>
          </table:table-cell>
          <table:table-cell table:formula="of:=[.BL10]/[.BL4]" office:value-type="float" office:value="0.921860248963106">
            <text:p>0.921860249</text:p>
          </table:table-cell>
          <table:table-cell/>
          <table:table-cell table:formula="of:=[.BL16]/[.BL4]" office:value-type="float" office:value="0.0641985508462456">
            <text:p>0.0641985508</text:p>
          </table:table-cell>
          <table:table-cell table:formula="of:=1/[.BL4]/[.$A$24]" office:value-type="float" office:value="0.0000392302575990894">
            <text:p>3.92302575990894E-005</text:p>
          </table:table-cell>
          <table:table-cell table:formula="of:=[.BR4]/MIN([.$BR$2:.$BR$6];[.$BR$8:.$BR$12];[.$BR$14:.$BR$18])" office:value-type="float" office:value="2.71642407094052">
            <text:p>2.7164240709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24.7662">
            <text:p>24.7662</text:p>
          </table:table-cell>
          <table:table-cell office:value-type="float" office:value="21.8153">
            <text:p>21.8153</text:p>
          </table:table-cell>
          <table:table-cell office:value-type="float" office:value="21.5825">
            <text:p>21.5825</text:p>
          </table:table-cell>
          <table:table-cell office:value-type="float" office:value="22.6645">
            <text:p>22.6645</text:p>
          </table:table-cell>
          <table:table-cell office:value-type="float" office:value="21.6513">
            <text:p>21.6513</text:p>
          </table:table-cell>
          <table:table-cell office:value-type="float" office:value="51.042">
            <text:p>51.042</text:p>
          </table:table-cell>
          <table:table-cell office:value-type="float" office:value="21.7035">
            <text:p>21.7035</text:p>
          </table:table-cell>
          <table:table-cell office:value-type="float" office:value="21.8049">
            <text:p>21.8049</text:p>
          </table:table-cell>
          <table:table-cell office:value-type="float" office:value="24.7325">
            <text:p>24.7325</text:p>
          </table:table-cell>
          <table:table-cell office:value-type="float" office:value="21.828">
            <text:p>21.828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25.35907">
            <text:p>25.35907</text:p>
          </table:table-cell>
          <table:table-cell table:formula="of:=CONFIDENCE(0.01; STDEV([.$C5:.BJ5]); COUNT([.$C5:.BJ5]))" office:value-type="float" office:value="7.41915257012988">
            <text:p>7.4191525701</text:p>
          </table:table-cell>
          <table:table-cell table:formula="of:=MEDIAN([.$BA5:.BI5])" office:value-type="float" office:value="21.8153">
            <text:p>21.8153</text:p>
          </table:table-cell>
          <table:table-cell table:formula="of:=[.BL11]/[.BL5]" office:value-type="float" office:value="0.901032253943066">
            <text:p>0.9010322539</text:p>
          </table:table-cell>
          <table:table-cell/>
          <table:table-cell table:formula="of:=[.BL17]/[.BL5]" office:value-type="float" office:value="0.133097546558293">
            <text:p>0.1330975466</text:p>
          </table:table-cell>
          <table:table-cell table:formula="of:=1/[.BL5]/[.$A$24]" office:value-type="float" office:value="0.0000455379903724001">
            <text:p>0.000045538</text:p>
          </table:table-cell>
          <table:table-cell table:formula="of:=[.BR5]/MIN([.$BR$2:.$BR$6];[.$BR$8:.$BR$12];[.$BR$14:.$BR$18])" office:value-type="float" office:value="3.15319094903717">
            <text:p>3.153190949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21.3869">
            <text:p>21.3869</text:p>
          </table:table-cell>
          <table:table-cell office:value-type="float" office:value="22.5181">
            <text:p>22.5181</text:p>
          </table:table-cell>
          <table:table-cell office:value-type="float" office:value="21.35">
            <text:p>21.35</text:p>
          </table:table-cell>
          <table:table-cell office:value-type="float" office:value="21.3244">
            <text:p>21.3244</text:p>
          </table:table-cell>
          <table:table-cell office:value-type="float" office:value="21.2895">
            <text:p>21.2895</text:p>
          </table:table-cell>
          <table:table-cell office:value-type="float" office:value="21.0387">
            <text:p>21.0387</text:p>
          </table:table-cell>
          <table:table-cell office:value-type="float" office:value="21.1882">
            <text:p>21.1882</text:p>
          </table:table-cell>
          <table:table-cell office:value-type="float" office:value="21.175">
            <text:p>21.175</text:p>
          </table:table-cell>
          <table:table-cell office:value-type="float" office:value="21.2641">
            <text:p>21.2641</text:p>
          </table:table-cell>
          <table:table-cell office:value-type="float" office:value="21.255">
            <text:p>21.255</text:p>
          </table:table-cell>
          <table:table-cell office:value-type="float" office:value="16">
            <text:p>16</text:p>
          </table:table-cell>
          <table:table-cell table:formula="of:=AVERAGE([.$BA6:.BJ6])" office:value-type="float" office:value="21.37899">
            <text:p>21.37899</text:p>
          </table:table-cell>
          <table:table-cell table:formula="of:=CONFIDENCE(0.01; STDEV([.$BA6:.BJ6]); COUNT([.$BA6:.BJ6]))" office:value-type="float" office:value="0.336049636991072">
            <text:p>0.336049637</text:p>
          </table:table-cell>
          <table:table-cell table:formula="of:=MEDIAN([.$BA6:.BI6])" office:value-type="float" office:value="21.2895">
            <text:p>21.2895</text:p>
          </table:table-cell>
          <table:table-cell table:formula="of:=[.BL12]/[.BL6]" office:value-type="float" office:value="0.992838763664701">
            <text:p>0.9928387637</text:p>
          </table:table-cell>
          <table:table-cell/>
          <table:table-cell table:formula="of:=[.BL18]/[.BL6]" office:value-type="float" office:value="0.0694756861760074">
            <text:p>0.0694756862</text:p>
          </table:table-cell>
          <table:table-cell table:formula="of:=1/[.BL6]/[.$A$24]" office:value-type="float" office:value="0.0000540156988479353">
            <text:p>5.40156988479353E-005</text:p>
          </table:table-cell>
          <table:table-cell table:formula="of:=[.BR6]/MIN([.$BR$2:.$BR$6];[.$BR$8:.$BR$12];[.$BR$14:.$BR$18])" office:value-type="float" office:value="3.74021363965276">
            <text:p>3.7402136397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79.7385">
            <text:p>79.7385</text:p>
          </table:table-cell>
          <table:table-cell office:value-type="float" office:value="79.8462">
            <text:p>79.8462</text:p>
          </table:table-cell>
          <table:table-cell office:value-type="float" office:value="78.6414">
            <text:p>78.6414</text:p>
          </table:table-cell>
          <table:table-cell office:value-type="float" office:value="79.7638">
            <text:p>79.7638</text:p>
          </table:table-cell>
          <table:table-cell office:value-type="float" office:value="79.0784">
            <text:p>79.0784</text:p>
          </table:table-cell>
          <table:table-cell office:value-type="float" office:value="80.7773">
            <text:p>80.7773</text:p>
          </table:table-cell>
          <table:table-cell office:value-type="float" office:value="80.9009">
            <text:p>80.9009</text:p>
          </table:table-cell>
          <table:table-cell office:value-type="float" office:value="80.6803">
            <text:p>80.6803</text:p>
          </table:table-cell>
          <table:table-cell office:value-type="float" office:value="79.6115">
            <text:p>79.6115</text:p>
          </table:table-cell>
          <table:table-cell office:value-type="float" office:value="80.5816">
            <text:p>80.5816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79.96199">
            <text:p>79.96199</text:p>
          </table:table-cell>
          <table:table-cell table:formula="of:=CONFIDENCE(0.01; STDEV([.$C8:.BJ8]); COUNT([.$C8:.BJ8]))" office:value-type="float" office:value="0.618934081523113">
            <text:p>0.6189340815</text:p>
          </table:table-cell>
          <table:table-cell table:formula="of:=MEDIAN([.$BA8:.BI8])" office:value-type="float" office:value="79.7638">
            <text:p>79.7638</text:p>
          </table:table-cell>
          <table:table-cell/>
          <table:table-cell table:formula="of:=[.BL2]/[.BL8]" office:value-type="float" office:value="0.945432448592138">
            <text:p>0.9454324486</text:p>
          </table:table-cell>
          <table:table-cell table:formula="of:=[.BL14]/[.BL8]" office:value-type="float" office:value="0.0644328636643486">
            <text:p>0.0644328637</text:p>
          </table:table-cell>
          <table:table-cell table:formula="of:=1/[.BL8]/[.$A$24]" office:value-type="float" office:value="0.000014441875264898">
            <text:p>1.4441875264898E-005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44.8401">
            <text:p>44.8401</text:p>
          </table:table-cell>
          <table:table-cell office:value-type="float" office:value="44.9752">
            <text:p>44.9752</text:p>
          </table:table-cell>
          <table:table-cell office:value-type="float" office:value="45.1975">
            <text:p>45.1975</text:p>
          </table:table-cell>
          <table:table-cell office:value-type="float" office:value="44.9608">
            <text:p>44.9608</text:p>
          </table:table-cell>
          <table:table-cell office:value-type="float" office:value="44.9477">
            <text:p>44.9477</text:p>
          </table:table-cell>
          <table:table-cell office:value-type="float" office:value="45.0772">
            <text:p>45.0772</text:p>
          </table:table-cell>
          <table:table-cell office:value-type="float" office:value="44.8837">
            <text:p>44.8837</text:p>
          </table:table-cell>
          <table:table-cell office:value-type="float" office:value="44.8704">
            <text:p>44.8704</text:p>
          </table:table-cell>
          <table:table-cell office:value-type="float" office:value="45.1714">
            <text:p>45.1714</text:p>
          </table:table-cell>
          <table:table-cell office:value-type="float" office:value="45.0382">
            <text:p>45.0382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44.99622">
            <text:p>44.99622</text:p>
          </table:table-cell>
          <table:table-cell table:formula="of:=CONFIDENCE(0.01; STDEV([.$C9:.BJ9]); COUNT([.$C9:.BJ9]))" office:value-type="float" office:value="0.100291073790748">
            <text:p>0.1002910738</text:p>
          </table:table-cell>
          <table:table-cell table:formula="of:=MEDIAN([.$BA9:.BI9])" office:value-type="float" office:value="44.9608">
            <text:p>44.9608</text:p>
          </table:table-cell>
          <table:table-cell/>
          <table:table-cell table:formula="of:=[.BL3]/[.BL9]" office:value-type="float" office:value="0.926524494724223">
            <text:p>0.9265244947</text:p>
          </table:table-cell>
          <table:table-cell table:formula="of:=[.BL15]/[.BL9]" office:value-type="float" office:value="0.0701407807144689">
            <text:p>0.0701407807</text:p>
          </table:table-cell>
          <table:table-cell table:formula="of:=1/[.BL9]/[.$A$24]" office:value-type="float" office:value="0.0000256644021545148">
            <text:p>2.56644021545148E-005</text:p>
          </table:table-cell>
          <table:table-cell table:formula="of:=[.BR9]/MIN([.$BR$2:.$BR$6];[.$BR$8:.$BR$12];[.$BR$14:.$BR$18])" office:value-type="float" office:value="1.77708238603154">
            <text:p>1.777082386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7.1946">
            <text:p>27.1946</text:p>
          </table:table-cell>
          <table:table-cell office:value-type="float" office:value="27.0966">
            <text:p>27.0966</text:p>
          </table:table-cell>
          <table:table-cell office:value-type="float" office:value="27.153">
            <text:p>27.153</text:p>
          </table:table-cell>
          <table:table-cell office:value-type="float" office:value="26.8978">
            <text:p>26.8978</text:p>
          </table:table-cell>
          <table:table-cell office:value-type="float" office:value="27.2702">
            <text:p>27.2702</text:p>
          </table:table-cell>
          <table:table-cell office:value-type="float" office:value="27.3624">
            <text:p>27.3624</text:p>
          </table:table-cell>
          <table:table-cell office:value-type="float" office:value="27.4002">
            <text:p>27.4002</text:p>
          </table:table-cell>
          <table:table-cell office:value-type="float" office:value="26.839">
            <text:p>26.839</text:p>
          </table:table-cell>
          <table:table-cell office:value-type="float" office:value="27.0218">
            <text:p>27.0218</text:p>
          </table:table-cell>
          <table:table-cell office:value-type="float" office:value="27.1277">
            <text:p>27.1277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27.13633">
            <text:p>27.13633</text:p>
          </table:table-cell>
          <table:table-cell table:formula="of:=CONFIDENCE(0.01; STDEV([.$C10:.BJ10]); COUNT([.$C10:.BJ10]))" office:value-type="float" office:value="0.149309557856433">
            <text:p>0.1493095579</text:p>
          </table:table-cell>
          <table:table-cell table:formula="of:=MEDIAN([.$BA10:.BI10])" office:value-type="float" office:value="27.153">
            <text:p>27.153</text:p>
          </table:table-cell>
          <table:table-cell/>
          <table:table-cell table:formula="of:=[.BL4]/[.BL10]" office:value-type="float" office:value="1.08476312014189">
            <text:p>1.0847631201</text:p>
          </table:table-cell>
          <table:table-cell table:formula="of:=[.BL16]/[.BL10]" office:value-type="float" office:value="0.0696402203245612">
            <text:p>0.0696402203</text:p>
          </table:table-cell>
          <table:table-cell table:formula="of:=1/[.BL10]/[.$A$24]" office:value-type="float" office:value="0.0000425555366371584">
            <text:p>4.25555366371584E-005</text:p>
          </table:table-cell>
          <table:table-cell table:formula="of:=[.BR10]/MIN([.$BR$2:.$BR$6];[.$BR$8:.$BR$12];[.$BR$14:.$BR$18])" office:value-type="float" office:value="2.94667665082198">
            <text:p>2.9466766508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2.706">
            <text:p>22.706</text:p>
          </table:table-cell>
          <table:table-cell office:value-type="float" office:value="22.9736">
            <text:p>22.9736</text:p>
          </table:table-cell>
          <table:table-cell office:value-type="float" office:value="23.0193">
            <text:p>23.0193</text:p>
          </table:table-cell>
          <table:table-cell office:value-type="float" office:value="23.1678">
            <text:p>23.1678</text:p>
          </table:table-cell>
          <table:table-cell office:value-type="float" office:value="22.6391">
            <text:p>22.6391</text:p>
          </table:table-cell>
          <table:table-cell office:value-type="float" office:value="23.1065">
            <text:p>23.1065</text:p>
          </table:table-cell>
          <table:table-cell office:value-type="float" office:value="22.6796">
            <text:p>22.6796</text:p>
          </table:table-cell>
          <table:table-cell office:value-type="float" office:value="22.648">
            <text:p>22.648</text:p>
          </table:table-cell>
          <table:table-cell office:value-type="float" office:value="22.6971">
            <text:p>22.6971</text:p>
          </table:table-cell>
          <table:table-cell office:value-type="float" office:value="22.8564">
            <text:p>22.8564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22.84934">
            <text:p>22.84934</text:p>
          </table:table-cell>
          <table:table-cell table:formula="of:=CONFIDENCE(0.01; STDEV([.$C11:.BJ11]); COUNT([.$C11:.BJ11]))" office:value-type="float" office:value="0.164977912056589">
            <text:p>0.1649779121</text:p>
          </table:table-cell>
          <table:table-cell table:formula="of:=MEDIAN([.$BA11:.BI11])" office:value-type="float" office:value="22.706">
            <text:p>22.706</text:p>
          </table:table-cell>
          <table:table-cell/>
          <table:table-cell table:formula="of:=[.BL5]/[.BL11]" office:value-type="float" office:value="1.1098381835099">
            <text:p>1.1098381835</text:p>
          </table:table-cell>
          <table:table-cell table:formula="of:=[.BL17]/[.BL11]" office:value-type="float" office:value="0.147716739301879">
            <text:p>0.1477167393</text:p>
          </table:table-cell>
          <table:table-cell table:formula="of:=1/[.BL11]/[.$A$24]" office:value-type="float" office:value="0.0000505398005155957">
            <text:p>5.05398005155957E-005</text:p>
          </table:table-cell>
          <table:table-cell table:formula="of:=[.BR11]/MIN([.$BR$2:.$BR$6];[.$BR$8:.$BR$12];[.$BR$14:.$BR$18])" office:value-type="float" office:value="3.49953171513925">
            <text:p>3.4995317151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1.4539">
            <text:p>21.4539</text:p>
          </table:table-cell>
          <table:table-cell office:value-type="float" office:value="21.0389">
            <text:p>21.0389</text:p>
          </table:table-cell>
          <table:table-cell office:value-type="float" office:value="21.2678">
            <text:p>21.2678</text:p>
          </table:table-cell>
          <table:table-cell office:value-type="float" office:value="21.1668">
            <text:p>21.1668</text:p>
          </table:table-cell>
          <table:table-cell office:value-type="float" office:value="21.3653">
            <text:p>21.3653</text:p>
          </table:table-cell>
          <table:table-cell office:value-type="float" office:value="21.0432">
            <text:p>21.0432</text:p>
          </table:table-cell>
          <table:table-cell office:value-type="float" office:value="21.1375">
            <text:p>21.1375</text:p>
          </table:table-cell>
          <table:table-cell office:value-type="float" office:value="21.1082">
            <text:p>21.1082</text:p>
          </table:table-cell>
          <table:table-cell office:value-type="float" office:value="21.4312">
            <text:p>21.4312</text:p>
          </table:table-cell>
          <table:table-cell office:value-type="float" office:value="21.2461">
            <text:p>21.2461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21.22589">
            <text:p>21.22589</text:p>
          </table:table-cell>
          <table:table-cell table:formula="of:=CONFIDENCE(0.01; STDEV([.$C12:.BJ12]); COUNT([.$C12:.BJ12]))" office:value-type="float" office:value="0.124198147473115">
            <text:p>0.1241981475</text:p>
          </table:table-cell>
          <table:table-cell table:formula="of:=MEDIAN([.$BA12:.BI12])" office:value-type="float" office:value="21.1668">
            <text:p>21.1668</text:p>
          </table:table-cell>
          <table:table-cell/>
          <table:table-cell table:formula="of:=[.BL6]/[.BL12]" office:value-type="float" office:value="1.00721288954197">
            <text:p>1.0072128895</text:p>
          </table:table-cell>
          <table:table-cell table:formula="of:=[.BL18]/[.BL12]" office:value-type="float" office:value="0.0699768066262475">
            <text:p>0.0699768066</text:p>
          </table:table-cell>
          <table:table-cell table:formula="of:=1/[.BL12]/[.$A$24]" office:value-type="float" office:value="0.0000544053081172578">
            <text:p>5.44053081172578E-005</text:p>
          </table:table-cell>
          <table:table-cell table:formula="of:=[.BR12]/MIN([.$BR$2:.$BR$6];[.$BR$8:.$BR$12];[.$BR$14:.$BR$18])" office:value-type="float" office:value="3.76719138749894">
            <text:p>3.7671913875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5.1957">
            <text:p>5.1957</text:p>
          </table:table-cell>
          <table:table-cell office:value-type="float" office:value="5.1419">
            <text:p>5.1419</text:p>
          </table:table-cell>
          <table:table-cell office:value-type="float" office:value="5.194">
            <text:p>5.194</text:p>
          </table:table-cell>
          <table:table-cell office:value-type="float" office:value="5.1059">
            <text:p>5.1059</text:p>
          </table:table-cell>
          <table:table-cell office:value-type="float" office:value="5.1614">
            <text:p>5.1614</text:p>
          </table:table-cell>
          <table:table-cell office:value-type="float" office:value="5.1105">
            <text:p>5.1105</text:p>
          </table:table-cell>
          <table:table-cell office:value-type="float" office:value="5.1251">
            <text:p>5.1251</text:p>
          </table:table-cell>
          <table:table-cell office:value-type="float" office:value="5.1815">
            <text:p>5.1815</text:p>
          </table:table-cell>
          <table:table-cell office:value-type="float" office:value="5.1268">
            <text:p>5.1268</text:p>
          </table:table-cell>
          <table:table-cell office:value-type="float" office:value="5.179">
            <text:p>5.179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5.15218">
            <text:p>5.15218</text:p>
          </table:table-cell>
          <table:table-cell table:formula="of:=CONFIDENCE(0.01; STDEV([.$BA14:.BJ14]); COUNT([.$BA14:.BJ14]))" office:value-type="float" office:value="0.0280452707018035">
            <text:p>0.0280452707</text:p>
          </table:table-cell>
          <table:table-cell table:formula="of:=MEDIAN([.$BA14:.BI14])" office:value-type="float" office:value="5.1419">
            <text:p>5.1419</text:p>
          </table:table-cell>
          <table:table-cell table:formula="of:=[.BN8]/[.BN14]" office:value-type="float" office:value="15.5125148291488">
            <text:p>15.5125148291</text:p>
          </table:table-cell>
          <table:table-cell table:formula="of:=[.BL2]/[.BL14]" office:value-type="float" office:value="14.6731403017752">
            <text:p>14.6731403018</text:p>
          </table:table-cell>
          <table:table-cell/>
          <table:table-cell table:formula="of:=1/[.BL14]/[.$A$23]" office:value-type="float" office:value="0.00010434132240414">
            <text:p>0.0001043413</text:p>
          </table:table-cell>
          <table:table-cell table:formula="of:=[.BR14]/MIN([.$BR$2:.$BR$6];[.$BR$8:.$BR$12];[.$BR$14:.$BR$18])" office:value-type="float" office:value="7.22491508133635">
            <text:p>7.2249150813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.7933">
            <text:p>2.7933</text:p>
          </table:table-cell>
          <table:table-cell office:value-type="float" office:value="3.7248">
            <text:p>3.7248</text:p>
          </table:table-cell>
          <table:table-cell office:value-type="float" office:value="2.8311">
            <text:p>2.8311</text:p>
          </table:table-cell>
          <table:table-cell office:value-type="float" office:value="2.8141">
            <text:p>2.8141</text:p>
          </table:table-cell>
          <table:table-cell office:value-type="float" office:value="2.8033">
            <text:p>2.8033</text:p>
          </table:table-cell>
          <table:table-cell office:value-type="float" office:value="3.5997">
            <text:p>3.5997</text:p>
          </table:table-cell>
          <table:table-cell office:value-type="float" office:value="2.8363">
            <text:p>2.8363</text:p>
          </table:table-cell>
          <table:table-cell office:value-type="float" office:value="3.6808">
            <text:p>3.6808</text:p>
          </table:table-cell>
          <table:table-cell office:value-type="float" office:value="3.669">
            <text:p>3.669</text:p>
          </table:table-cell>
          <table:table-cell office:value-type="float" office:value="2.8083">
            <text:p>2.8083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3.15607">
            <text:p>3.15607</text:p>
          </table:table-cell>
          <table:table-cell table:formula="of:=CONFIDENCE(0.01; STDEV([.$BA15:.BJ15]); COUNT([.$BA15:.BJ15]))" office:value-type="float" office:value="0.360257628615053">
            <text:p>0.3602576286</text:p>
          </table:table-cell>
          <table:table-cell table:formula="of:=MEDIAN([.$BA15:.BI15])" office:value-type="float" office:value="2.8363">
            <text:p>2.8363</text:p>
          </table:table-cell>
          <table:table-cell table:formula="of:=[.BN9]/[.BN15]" office:value-type="float" office:value="15.8519197546099">
            <text:p>15.8519197546</text:p>
          </table:table-cell>
          <table:table-cell table:formula="of:=[.BL3]/[.BL15]" office:value-type="float" office:value="13.2094978881964">
            <text:p>13.2094978882</text:p>
          </table:table-cell>
          <table:table-cell/>
          <table:table-cell table:formula="of:=1/[.BL15]/[.$A$23]" office:value-type="float" office:value="0.000170333761438803">
            <text:p>0.0001703338</text:p>
          </table:table-cell>
          <table:table-cell table:formula="of:=[.BR15]/MIN([.$BR$2:.$BR$6];[.$BR$8:.$BR$12];[.$BR$14:.$BR$18])" office:value-type="float" office:value="11.794435162642">
            <text:p>11.7944351626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8815">
            <text:p>1.8815</text:p>
          </table:table-cell>
          <table:table-cell office:value-type="float" office:value="1.8789">
            <text:p>1.8789</text:p>
          </table:table-cell>
          <table:table-cell office:value-type="float" office:value="1.8589">
            <text:p>1.8589</text:p>
          </table:table-cell>
          <table:table-cell office:value-type="float" office:value="1.9965">
            <text:p>1.9965</text:p>
          </table:table-cell>
          <table:table-cell office:value-type="float" office:value="2.0174">
            <text:p>2.0174</text:p>
          </table:table-cell>
          <table:table-cell office:value-type="float" office:value="1.8642">
            <text:p>1.8642</text:p>
          </table:table-cell>
          <table:table-cell office:value-type="float" office:value="1.8993">
            <text:p>1.8993</text:p>
          </table:table-cell>
          <table:table-cell office:value-type="float" office:value="1.9641">
            <text:p>1.9641</text:p>
          </table:table-cell>
          <table:table-cell office:value-type="float" office:value="1.9045">
            <text:p>1.9045</text:p>
          </table:table-cell>
          <table:table-cell office:value-type="float" office:value="1.6325">
            <text:p>1.6325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1.88978">
            <text:p>1.88978</text:p>
          </table:table-cell>
          <table:table-cell table:formula="of:=CONFIDENCE(0.01; STDEV([.$BA16:.BJ16]); COUNT([.$BA16:.BJ16]))" office:value-type="float" office:value="0.086500251471586">
            <text:p>0.0865002515</text:p>
          </table:table-cell>
          <table:table-cell table:formula="of:=MEDIAN([.$BA16:.BI16])" office:value-type="float" office:value="1.8993">
            <text:p>1.8993</text:p>
          </table:table-cell>
          <table:table-cell table:formula="of:=[.BN10]/[.BN16]" office:value-type="float" office:value="14.2963196967304">
            <text:p>14.2963196967</text:p>
          </table:table-cell>
          <table:table-cell table:formula="of:=[.BL4]/[.BL16]" office:value-type="float" office:value="15.5766755918678">
            <text:p>15.5766755919</text:p>
          </table:table-cell>
          <table:table-cell/>
          <table:table-cell table:formula="of:=1/[.BL16]/[.$A$23]" office:value-type="float" office:value="0.00028446976603846">
            <text:p>0.0002844698</text:p>
          </table:table-cell>
          <table:table-cell table:formula="of:=[.BR16]/MIN([.$BR$2:.$BR$6];[.$BR$8:.$BR$12];[.$BR$14:.$BR$18])" office:value-type="float" office:value="19.6975642581462">
            <text:p>19.6975642581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4.0127">
            <text:p>4.0127</text:p>
          </table:table-cell>
          <table:table-cell office:value-type="float" office:value="2.9185">
            <text:p>2.9185</text:p>
          </table:table-cell>
          <table:table-cell office:value-type="float" office:value="4.5307">
            <text:p>4.5307</text:p>
          </table:table-cell>
          <table:table-cell office:value-type="float" office:value="2.8823">
            <text:p>2.8823</text:p>
          </table:table-cell>
          <table:table-cell office:value-type="float" office:value="3.4992">
            <text:p>3.4992</text:p>
          </table:table-cell>
          <table:table-cell office:value-type="float" office:value="2.4952">
            <text:p>2.4952</text:p>
          </table:table-cell>
          <table:table-cell office:value-type="float" office:value="3.1605">
            <text:p>3.1605</text:p>
          </table:table-cell>
          <table:table-cell office:value-type="float" office:value="2.7437">
            <text:p>2.7437</text:p>
          </table:table-cell>
          <table:table-cell office:value-type="float" office:value="2.8804">
            <text:p>2.8804</text:p>
          </table:table-cell>
          <table:table-cell office:value-type="float" office:value="4.6291">
            <text:p>4.6291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3.37523">
            <text:p>3.37523</text:p>
          </table:table-cell>
          <table:table-cell table:formula="of:=CONFIDENCE(0.01; STDEV([.$BA17:.BJ17]); COUNT([.$BA17:.BJ17]))" office:value-type="float" office:value="0.621817759957767">
            <text:p>0.62181776</text:p>
          </table:table-cell>
          <table:table-cell table:formula="of:=MEDIAN([.$BA17:.BI17])" office:value-type="float" office:value="2.9185">
            <text:p>2.9185</text:p>
          </table:table-cell>
          <table:table-cell table:formula="of:=[.BN11]/[.BN17]" office:value-type="float" office:value="7.78002398492376">
            <text:p>7.7800239849</text:p>
          </table:table-cell>
          <table:table-cell table:formula="of:=[.BL5]/[.BL17]" office:value-type="float" office:value="7.5132865019569">
            <text:p>7.513286502</text:p>
          </table:table-cell>
          <table:table-cell/>
          <table:table-cell table:formula="of:=1/[.BL17]/[.$A$23]" office:value-type="float" office:value="0.000159273671561393">
            <text:p>0.0001592737</text:p>
          </table:table-cell>
          <table:table-cell table:formula="of:=[.BR17]/MIN([.$BR$2:.$BR$6];[.$BR$8:.$BR$12];[.$BR$14:.$BR$18])" office:value-type="float" office:value="11.028600416493">
            <text:p>11.0286004165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4822">
            <text:p>1.4822</text:p>
          </table:table-cell>
          <table:table-cell office:value-type="float" office:value="1.4887">
            <text:p>1.4887</text:p>
          </table:table-cell>
          <table:table-cell office:value-type="float" office:value="1.4961">
            <text:p>1.4961</text:p>
          </table:table-cell>
          <table:table-cell office:value-type="float" office:value="1.4793">
            <text:p>1.4793</text:p>
          </table:table-cell>
          <table:table-cell office:value-type="float" office:value="1.4798">
            <text:p>1.4798</text:p>
          </table:table-cell>
          <table:table-cell office:value-type="float" office:value="1.4877">
            <text:p>1.4877</text:p>
          </table:table-cell>
          <table:table-cell office:value-type="float" office:value="1.4864">
            <text:p>1.4864</text:p>
          </table:table-cell>
          <table:table-cell office:value-type="float" office:value="1.4855">
            <text:p>1.4855</text:p>
          </table:table-cell>
          <table:table-cell office:value-type="float" office:value="1.4917">
            <text:p>1.4917</text:p>
          </table:table-cell>
          <table:table-cell office:value-type="float" office:value="1.4758">
            <text:p>1.4758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1.48532">
            <text:p>1.48532</text:p>
          </table:table-cell>
          <table:table-cell table:formula="of:=CONFIDENCE(0.01; STDEV([.$BA18:.BJ18]); COUNT([.$BA18:.BJ18]))" office:value-type="float" office:value="0.00502324139377392">
            <text:p>0.0050232414</text:p>
          </table:table-cell>
          <table:table-cell table:formula="of:=MEDIAN([.$BA18:.BI18])" office:value-type="float" office:value="1.4864">
            <text:p>1.4864</text:p>
          </table:table-cell>
          <table:table-cell table:formula="of:=[.BN12]/[.BN18]" office:value-type="float" office:value="14.2403121636168">
            <text:p>14.2403121636</text:p>
          </table:table-cell>
          <table:table-cell table:formula="of:=[.BL6]/[.BL18]" office:value-type="float" office:value="14.3935246276897">
            <text:p>14.3935246277</text:p>
          </table:table-cell>
          <table:table-cell/>
          <table:table-cell table:formula="of:=1/[.BL18]/[.$A$23]" office:value-type="float" office:value="0.000361932293690357">
            <text:p>0.0003619323</text:p>
          </table:table-cell>
          <table:table-cell table:formula="of:=[.BR18]/MIN([.$BR$2:.$BR$6];[.$BR$8:.$BR$12];[.$BR$14:.$BR$18])" office:value-type="float" office:value="25.0613086632911">
            <text:p>25.0613086633</text:p>
          </table:table-cell>
        </table:table-row>
        <table:table-row table:style-name="ro2" table:number-rows-repeated="4">
          <table:table-cell table:number-columns-repeated="71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25.0613086632911">
            <text:p>25.0613086633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6.65251803942178">
            <text:p>6.6525180394</text:p>
          </table:table-cell>
          <table:table-cell table:number-columns-repeated="15"/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3.76719138749894">
            <text:p>3.7671913875</text:p>
          </table:table-cell>
          <table:table-cell table:number-columns-repeated="17"/>
        </table:table-row>
        <table:table-row table:style-name="ro2" table:number-rows-repeated="1048551">
          <table:table-cell table:number-columns-repeated="71"/>
        </table:table-row>
        <table:table-row table:style-name="ro2">
          <table:table-cell table:number-columns-repeated="71"/>
        </table:table-row>
      </table:table>
      <table:table table:name="raid" table:style-name="ta1">
        <table:shapes>
          <draw:frame draw:z-index="0" draw:style-name="gr1" svg:width="10in" svg:height="8in" svg:x="13.1016in" svg:y="4.0063in">
            <draw:object draw:notify-on-update-of-ranges="raid.BK14:raid.BK18 raid.BL1:raid.BL1 raid.BL2:raid.BL6 raid.BM2:raid.BM6 raid.BM2:raid.BM6 raid.BL7:raid.BL7 raid.BL8:raid.BL12 raid.BM8:raid.BM12 raid.BM8:raid.BM12 raid.BL13:raid.BL13 raid.BL14:raid.BL18 raid.BM14:raid.BM18 raid.BM14:raid.BM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0in" svg:height="8in" svg:x="2.3567in" svg:y="12.2992in">
            <draw:object draw:notify-on-update-of-ranges="raid.BK14:raid.BK18 raid.BL1:raid.BL1 raid.BN2:raid.BN6 raid.BL7:raid.BL7 raid.BN8:raid.BN12 raid.BL13:raid.BL13 raid.BN14:raid.BN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0in" svg:height="8in" svg:x="13.9858in" svg:y="12.4858in">
            <draw:object draw:notify-on-update-of-ranges="raid.BK2:raid.BK6 raid.BO2:raid.BO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svg:width="10in" svg:height="8in" svg:x="1.9319in" svg:y="3.4087in">
            <draw:object draw:notify-on-update-of-ranges="raid.BK14:raid.BK18 wifi.BL1:wifi.BL1 raid.BS2:raid.BS6 wifi.BL7:wifi.BL7 raid.BS8:raid.BS12 wifi.BL13:wifi.BL13 raid.BS14:raid.BS1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3" table:default-cell-style-name="Default"/>
        <table:table-column table:style-name="co7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35.8661">
            <text:p>35.8661</text:p>
          </table:table-cell>
          <table:table-cell office:value-type="float" office:value="35.884">
            <text:p>35.884</text:p>
          </table:table-cell>
          <table:table-cell office:value-type="float" office:value="36.4768">
            <text:p>36.4768</text:p>
          </table:table-cell>
          <table:table-cell office:value-type="float" office:value="36.3132">
            <text:p>36.3132</text:p>
          </table:table-cell>
          <table:table-cell office:value-type="float" office:value="35.933">
            <text:p>35.933</text:p>
          </table:table-cell>
          <table:table-cell office:value-type="float" office:value="36.0829">
            <text:p>36.0829</text:p>
          </table:table-cell>
          <table:table-cell office:value-type="float" office:value="35.8958">
            <text:p>35.8958</text:p>
          </table:table-cell>
          <table:table-cell office:value-type="float" office:value="36.4489">
            <text:p>36.4489</text:p>
          </table:table-cell>
          <table:table-cell office:value-type="float" office:value="36.1778">
            <text:p>36.1778</text:p>
          </table:table-cell>
          <table:table-cell office:value-type="float" office:value="35.9178">
            <text:p>35.9178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36.09963">
            <text:p>36.09963</text:p>
          </table:table-cell>
          <table:table-cell table:formula="of:=CONFIDENCE(0.01; STDEV([.$C2:.BJ2]); COUNT([.$C2:.BJ2]))" office:value-type="float" office:value="0.195728427498928">
            <text:p>0.1957284275</text:p>
          </table:table-cell>
          <table:table-cell table:formula="of:=MEDIAN([.$C2:.BI2])" office:value-type="float" office:value="36.0829">
            <text:p>36.0829</text:p>
          </table:table-cell>
          <table:table-cell table:formula="of:=[.BL8]/[.BL2]" office:value-type="float" office:value="1.06768268816052">
            <text:p>1.0676826882</text:p>
          </table:table-cell>
          <table:table-cell/>
          <table:table-cell table:formula="of:=[.BL14]/[.BL2]" office:value-type="float" office:value="0.00828678853495174">
            <text:p>0.0082867885</text:p>
          </table:table-cell>
          <table:table-cell table:formula="of:=1/[.BL2]/[.$A$24]" office:value-type="float" office:value="0.000031989277605145">
            <text:p>3.1989277605145E-005</text:p>
          </table:table-cell>
          <table:table-cell table:formula="of:=[.BR2]/MIN([.$BR$2:.$BR$6];[.$BR$8:.$BR$12];[.$BR$14:.$BR$18])" office:value-type="float" office:value="1.06768268816052">
            <text:p>1.0676826882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10.1295">
            <text:p>10.1295</text:p>
          </table:table-cell>
          <table:table-cell office:value-type="float" office:value="10.2503">
            <text:p>10.2503</text:p>
          </table:table-cell>
          <table:table-cell office:value-type="float" office:value="10.1906">
            <text:p>10.1906</text:p>
          </table:table-cell>
          <table:table-cell office:value-type="float" office:value="10.1542">
            <text:p>10.1542</text:p>
          </table:table-cell>
          <table:table-cell office:value-type="float" office:value="10.2038">
            <text:p>10.2038</text:p>
          </table:table-cell>
          <table:table-cell office:value-type="float" office:value="10.2113">
            <text:p>10.2113</text:p>
          </table:table-cell>
          <table:table-cell office:value-type="float" office:value="10.1755">
            <text:p>10.1755</text:p>
          </table:table-cell>
          <table:table-cell office:value-type="float" office:value="10.2846">
            <text:p>10.2846</text:p>
          </table:table-cell>
          <table:table-cell office:value-type="float" office:value="10.2545">
            <text:p>10.2545</text:p>
          </table:table-cell>
          <table:table-cell office:value-type="float" office:value="10.2339">
            <text:p>10.2339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10.20882">
            <text:p>10.20882</text:p>
          </table:table-cell>
          <table:table-cell table:formula="of:=CONFIDENCE(0.01; STDEV([.$C3:.BJ3]); COUNT([.$C3:.BJ3]))" office:value-type="float" office:value="0.0392783855300931">
            <text:p>0.0392783855</text:p>
          </table:table-cell>
          <table:table-cell table:formula="of:=MEDIAN([.$C3:.BI3])" office:value-type="float" office:value="10.2038">
            <text:p>10.2038</text:p>
          </table:table-cell>
          <table:table-cell table:formula="of:=[.BL9]/[.BL3]" office:value-type="float" office:value="1.10733855626801">
            <text:p>1.1073385563</text:p>
          </table:table-cell>
          <table:table-cell/>
          <table:table-cell table:formula="of:=[.BL15]/[.BL3]" office:value-type="float" office:value="0.00837315184321009">
            <text:p>0.0083731518</text:p>
          </table:table-cell>
          <table:table-cell table:formula="of:=1/[.BL3]/[.$A$24]" office:value-type="float" office:value="0.000113117978915587">
            <text:p>0.000113118</text:p>
          </table:table-cell>
          <table:table-cell table:formula="of:=[.BR3]/MIN([.$BR$2:.$BR$6];[.$BR$8:.$BR$12];[.$BR$14:.$BR$18])" office:value-type="float" office:value="3.77545592928468">
            <text:p>3.775455929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5.1285">
            <text:p>5.1285</text:p>
          </table:table-cell>
          <table:table-cell office:value-type="float" office:value="3.4136">
            <text:p>3.4136</text:p>
          </table:table-cell>
          <table:table-cell office:value-type="float" office:value="3.2538">
            <text:p>3.2538</text:p>
          </table:table-cell>
          <table:table-cell office:value-type="float" office:value="3.3813">
            <text:p>3.3813</text:p>
          </table:table-cell>
          <table:table-cell office:value-type="float" office:value="3.2796">
            <text:p>3.2796</text:p>
          </table:table-cell>
          <table:table-cell office:value-type="float" office:value="3.1523">
            <text:p>3.1523</text:p>
          </table:table-cell>
          <table:table-cell office:value-type="float" office:value="3.1967">
            <text:p>3.1967</text:p>
          </table:table-cell>
          <table:table-cell office:value-type="float" office:value="3.2243">
            <text:p>3.2243</text:p>
          </table:table-cell>
          <table:table-cell office:value-type="float" office:value="3.4172">
            <text:p>3.4172</text:p>
          </table:table-cell>
          <table:table-cell office:value-type="float" office:value="3.4286">
            <text:p>3.4286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3.48759">
            <text:p>3.48759</text:p>
          </table:table-cell>
          <table:table-cell table:formula="of:=CONFIDENCE(0.01; STDEV([.$C4:.BJ4]); COUNT([.$C4:.BJ4]))" office:value-type="float" office:value="0.47666901818584">
            <text:p>0.4766690182</text:p>
          </table:table-cell>
          <table:table-cell table:formula="of:=MEDIAN([.$C4:.BI4])" office:value-type="float" office:value="3.2796">
            <text:p>3.2796</text:p>
          </table:table-cell>
          <table:table-cell table:formula="of:=[.BL10]/[.BL4]" office:value-type="float" office:value="1.04052368541027">
            <text:p>1.0405236854</text:p>
          </table:table-cell>
          <table:table-cell/>
          <table:table-cell table:formula="of:=[.BL16]/[.BL4]" office:value-type="float" office:value="0.0101101333585657">
            <text:p>0.0101101334</text:p>
          </table:table-cell>
          <table:table-cell table:formula="of:=1/[.BL4]/[.$A$24]" office:value-type="float" office:value="0.000331117214326518">
            <text:p>0.0003311172</text:p>
          </table:table-cell>
          <table:table-cell table:formula="of:=[.BR4]/MIN([.$BR$2:.$BR$6];[.$BR$8:.$BR$12];[.$BR$14:.$BR$18])" office:value-type="float" office:value="11.0514567366003">
            <text:p>11.0514567366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1.5557">
            <text:p>1.5557</text:p>
          </table:table-cell>
          <table:table-cell office:value-type="float" office:value="1.6022">
            <text:p>1.6022</text:p>
          </table:table-cell>
          <table:table-cell office:value-type="float" office:value="1.5446">
            <text:p>1.5446</text:p>
          </table:table-cell>
          <table:table-cell office:value-type="float" office:value="1.6129">
            <text:p>1.6129</text:p>
          </table:table-cell>
          <table:table-cell office:value-type="float" office:value="1.6422">
            <text:p>1.6422</text:p>
          </table:table-cell>
          <table:table-cell office:value-type="float" office:value="3.542">
            <text:p>3.542</text:p>
          </table:table-cell>
          <table:table-cell office:value-type="float" office:value="1.6549">
            <text:p>1.6549</text:p>
          </table:table-cell>
          <table:table-cell office:value-type="float" office:value="1.5313">
            <text:p>1.5313</text:p>
          </table:table-cell>
          <table:table-cell office:value-type="float" office:value="4.2016">
            <text:p>4.2016</text:p>
          </table:table-cell>
          <table:table-cell office:value-type="float" office:value="1.5567">
            <text:p>1.5567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2.04441">
            <text:p>2.04441</text:p>
          </table:table-cell>
          <table:table-cell table:formula="of:=CONFIDENCE(0.01; STDEV([.$C5:.BJ5]); COUNT([.$C5:.BJ5]))" office:value-type="float" office:value="0.79537469631543">
            <text:p>0.7953746963</text:p>
          </table:table-cell>
          <table:table-cell table:formula="of:=MEDIAN([.$C5:.BI5])" office:value-type="float" office:value="1.6129">
            <text:p>1.6129</text:p>
          </table:table-cell>
          <table:table-cell table:formula="of:=[.BL11]/[.BL5]" office:value-type="float" office:value="0.808511991234635">
            <text:p>0.8085119912</text:p>
          </table:table-cell>
          <table:table-cell/>
          <table:table-cell table:formula="of:=[.BL17]/[.BL5]" office:value-type="float" office:value="0.0115192158128751">
            <text:p>0.0115192158</text:p>
          </table:table-cell>
          <table:table-cell table:formula="of:=1/[.BL5]/[.$A$24]" office:value-type="float" office:value="0.000564857873671632">
            <text:p>0.0005648579</text:p>
          </table:table-cell>
          <table:table-cell table:formula="of:=[.BR5]/MIN([.$BR$2:.$BR$6];[.$BR$8:.$BR$12];[.$BR$14:.$BR$18])" office:value-type="float" office:value="18.8528475208006">
            <text:p>18.8528475208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1.1293">
            <text:p>1.1293</text:p>
          </table:table-cell>
          <table:table-cell office:value-type="float" office:value="1.0854">
            <text:p>1.0854</text:p>
          </table:table-cell>
          <table:table-cell office:value-type="float" office:value="1.0943">
            <text:p>1.0943</text:p>
          </table:table-cell>
          <table:table-cell office:value-type="float" office:value="1.1262">
            <text:p>1.1262</text:p>
          </table:table-cell>
          <table:table-cell office:value-type="float" office:value="1.0972">
            <text:p>1.0972</text:p>
          </table:table-cell>
          <table:table-cell office:value-type="float" office:value="1.1056">
            <text:p>1.1056</text:p>
          </table:table-cell>
          <table:table-cell office:value-type="float" office:value="1.0947">
            <text:p>1.0947</text:p>
          </table:table-cell>
          <table:table-cell office:value-type="float" office:value="1.126">
            <text:p>1.126</text:p>
          </table:table-cell>
          <table:table-cell office:value-type="float" office:value="1.0768">
            <text:p>1.0768</text:p>
          </table:table-cell>
          <table:table-cell office:value-type="float" office:value="1.1104">
            <text:p>1.1104</text:p>
          </table:table-cell>
          <table:table-cell office:value-type="float" office:value="16">
            <text:p>16</text:p>
          </table:table-cell>
          <table:table-cell table:formula="of:=AVERAGE([.$C6:.BJ6])" office:value-type="float" office:value="1.10459">
            <text:p>1.10459</text:p>
          </table:table-cell>
          <table:table-cell table:formula="of:=CONFIDENCE(0.01; STDEV([.$C6:.BJ6]); COUNT([.$C6:.BJ6]))" office:value-type="float" office:value="0.0147959889318881">
            <text:p>0.0147959889</text:p>
          </table:table-cell>
          <table:table-cell table:formula="of:=MEDIAN([.$C6:.BI6])" office:value-type="float" office:value="1.0972">
            <text:p>1.0972</text:p>
          </table:table-cell>
          <table:table-cell table:formula="of:=[.BL12]/[.BL6]" office:value-type="float" office:value="1.03764292633466">
            <text:p>1.0376429263</text:p>
          </table:table-cell>
          <table:table-cell/>
          <table:table-cell table:formula="of:=[.BL18]/[.BL6]" office:value-type="float" office:value="0.00818403208430277">
            <text:p>0.0081840321</text:p>
          </table:table-cell>
          <table:table-cell table:formula="of:=1/[.BL6]/[.$A$24]" office:value-type="float" office:value="0.00104545676270202">
            <text:p>0.0010454568</text:p>
          </table:table-cell>
          <table:table-cell table:formula="of:=[.BR6]/MIN([.$BR$2:.$BR$6];[.$BR$8:.$BR$12];[.$BR$14:.$BR$18])" office:value-type="float" office:value="34.893444626513">
            <text:p>34.8934446265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38.9281">
            <text:p>38.9281</text:p>
          </table:table-cell>
          <table:table-cell office:value-type="float" office:value="38.0119">
            <text:p>38.0119</text:p>
          </table:table-cell>
          <table:table-cell office:value-type="float" office:value="38.2873">
            <text:p>38.2873</text:p>
          </table:table-cell>
          <table:table-cell office:value-type="float" office:value="39.3709">
            <text:p>39.3709</text:p>
          </table:table-cell>
          <table:table-cell office:value-type="float" office:value="39.0641">
            <text:p>39.0641</text:p>
          </table:table-cell>
          <table:table-cell office:value-type="float" office:value="38.8541">
            <text:p>38.8541</text:p>
          </table:table-cell>
          <table:table-cell office:value-type="float" office:value="38.4397">
            <text:p>38.4397</text:p>
          </table:table-cell>
          <table:table-cell office:value-type="float" office:value="38.3029">
            <text:p>38.3029</text:p>
          </table:table-cell>
          <table:table-cell office:value-type="float" office:value="38.1031">
            <text:p>38.1031</text:p>
          </table:table-cell>
          <table:table-cell office:value-type="float" office:value="38.0674">
            <text:p>38.0674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38.54295">
            <text:p>38.54295</text:p>
          </table:table-cell>
          <table:table-cell table:formula="of:=CONFIDENCE(0.01; STDEV([.$C8:.BJ8]); COUNT([.$C8:.BJ8]))" office:value-type="float" office:value="0.387567431702651">
            <text:p>0.3875674317</text:p>
          </table:table-cell>
          <table:table-cell table:formula="of:=MEDIAN([.$C8:.BI8])" office:value-type="float" office:value="38.4397">
            <text:p>38.4397</text:p>
          </table:table-cell>
          <table:table-cell/>
          <table:table-cell table:formula="of:=[.BL2]/[.BL8]" office:value-type="float" office:value="0.936607862138212">
            <text:p>0.9366078621</text:p>
          </table:table-cell>
          <table:table-cell table:formula="of:=[.BL14]/[.BL8]" office:value-type="float" office:value="0.0077614712937126">
            <text:p>0.0077614713</text:p>
          </table:table-cell>
          <table:table-cell table:formula="of:=1/[.BL8]/[.$A$24]" office:value-type="float" office:value="0.0000299614089091006">
            <text:p>2.99614089091006E-005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1.3633">
            <text:p>11.3633</text:p>
          </table:table-cell>
          <table:table-cell office:value-type="float" office:value="11.3376">
            <text:p>11.3376</text:p>
          </table:table-cell>
          <table:table-cell office:value-type="float" office:value="11.2872">
            <text:p>11.2872</text:p>
          </table:table-cell>
          <table:table-cell office:value-type="float" office:value="11.2346">
            <text:p>11.2346</text:p>
          </table:table-cell>
          <table:table-cell office:value-type="float" office:value="11.2642">
            <text:p>11.2642</text:p>
          </table:table-cell>
          <table:table-cell office:value-type="float" office:value="11.39">
            <text:p>11.39</text:p>
          </table:table-cell>
          <table:table-cell office:value-type="float" office:value="11.21">
            <text:p>11.21</text:p>
          </table:table-cell>
          <table:table-cell office:value-type="float" office:value="11.3123">
            <text:p>11.3123</text:p>
          </table:table-cell>
          <table:table-cell office:value-type="float" office:value="11.3966">
            <text:p>11.3966</text:p>
          </table:table-cell>
          <table:table-cell office:value-type="float" office:value="11.2504">
            <text:p>11.2504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11.30462">
            <text:p>11.30462</text:p>
          </table:table-cell>
          <table:table-cell table:formula="of:=CONFIDENCE(0.01; STDEV([.$C9:.BJ9]); COUNT([.$C9:.BJ9]))" office:value-type="float" office:value="0.0536702234294036">
            <text:p>0.0536702234</text:p>
          </table:table-cell>
          <table:table-cell table:formula="of:=MEDIAN([.$C9:.BI9])" office:value-type="float" office:value="11.3123">
            <text:p>11.3123</text:p>
          </table:table-cell>
          <table:table-cell/>
          <table:table-cell table:formula="of:=[.BL3]/[.BL9]" office:value-type="float" office:value="0.903066180021973">
            <text:p>0.90306618</text:p>
          </table:table-cell>
          <table:table-cell table:formula="of:=[.BL15]/[.BL9]" office:value-type="float" office:value="0.00756151024979168">
            <text:p>0.0075615102</text:p>
          </table:table-cell>
          <table:table-cell table:formula="of:=1/[.BL9]/[.$A$24]" office:value-type="float" office:value="0.000102153021111105">
            <text:p>0.000102153</text:p>
          </table:table-cell>
          <table:table-cell table:formula="of:=[.BR9]/MIN([.$BR$2:.$BR$6];[.$BR$8:.$BR$12];[.$BR$14:.$BR$18])" office:value-type="float" office:value="3.40948656390042">
            <text:p>3.4094865639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3.6522">
            <text:p>3.6522</text:p>
          </table:table-cell>
          <table:table-cell office:value-type="float" office:value="3.6676">
            <text:p>3.6676</text:p>
          </table:table-cell>
          <table:table-cell office:value-type="float" office:value="3.6251">
            <text:p>3.6251</text:p>
          </table:table-cell>
          <table:table-cell office:value-type="float" office:value="3.6129">
            <text:p>3.6129</text:p>
          </table:table-cell>
          <table:table-cell office:value-type="float" office:value="3.5991">
            <text:p>3.5991</text:p>
          </table:table-cell>
          <table:table-cell office:value-type="float" office:value="3.6435">
            <text:p>3.6435</text:p>
          </table:table-cell>
          <table:table-cell office:value-type="float" office:value="3.6116">
            <text:p>3.6116</text:p>
          </table:table-cell>
          <table:table-cell office:value-type="float" office:value="3.6478">
            <text:p>3.6478</text:p>
          </table:table-cell>
          <table:table-cell office:value-type="float" office:value="3.6035">
            <text:p>3.6035</text:p>
          </table:table-cell>
          <table:table-cell office:value-type="float" office:value="3.6259">
            <text:p>3.6259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3.62892">
            <text:p>3.62892</text:p>
          </table:table-cell>
          <table:table-cell table:formula="of:=CONFIDENCE(0.01; STDEV([.$C10:.BJ10]); COUNT([.$C10:.BJ10]))" office:value-type="float" office:value="0.0186594610853002">
            <text:p>0.0186594611</text:p>
          </table:table-cell>
          <table:table-cell table:formula="of:=MEDIAN([.$C10:.BI10])" office:value-type="float" office:value="3.6251">
            <text:p>3.6251</text:p>
          </table:table-cell>
          <table:table-cell/>
          <table:table-cell table:formula="of:=[.BL4]/[.BL10]" office:value-type="float" office:value="0.961054528620085">
            <text:p>0.9610545286</text:p>
          </table:table-cell>
          <table:table-cell table:formula="of:=[.BL16]/[.BL10]" office:value-type="float" office:value="0.00971638944920252">
            <text:p>0.0097163894</text:p>
          </table:table-cell>
          <table:table-cell table:formula="of:=1/[.BL10]/[.$A$24]" office:value-type="float" office:value="0.000318221698332567">
            <text:p>0.0003182217</text:p>
          </table:table-cell>
          <table:table-cell table:formula="of:=[.BR10]/MIN([.$BR$2:.$BR$6];[.$BR$8:.$BR$12];[.$BR$14:.$BR$18])" office:value-type="float" office:value="10.6210525445587">
            <text:p>10.6210525446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6486">
            <text:p>1.6486</text:p>
          </table:table-cell>
          <table:table-cell office:value-type="float" office:value="1.6467">
            <text:p>1.6467</text:p>
          </table:table-cell>
          <table:table-cell office:value-type="float" office:value="1.6699">
            <text:p>1.6699</text:p>
          </table:table-cell>
          <table:table-cell office:value-type="float" office:value="1.6461">
            <text:p>1.6461</text:p>
          </table:table-cell>
          <table:table-cell office:value-type="float" office:value="1.6506">
            <text:p>1.6506</text:p>
          </table:table-cell>
          <table:table-cell office:value-type="float" office:value="1.6483">
            <text:p>1.6483</text:p>
          </table:table-cell>
          <table:table-cell office:value-type="float" office:value="1.6708">
            <text:p>1.6708</text:p>
          </table:table-cell>
          <table:table-cell office:value-type="float" office:value="1.651">
            <text:p>1.651</text:p>
          </table:table-cell>
          <table:table-cell office:value-type="float" office:value="1.6478">
            <text:p>1.6478</text:p>
          </table:table-cell>
          <table:table-cell office:value-type="float" office:value="1.6495">
            <text:p>1.6495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1.65293">
            <text:p>1.65293</text:p>
          </table:table-cell>
          <table:table-cell table:formula="of:=CONFIDENCE(0.01; STDEV([.$C11:.BJ11]); COUNT([.$C11:.BJ11]))" office:value-type="float" office:value="0.00758401312924714">
            <text:p>0.0075840131</text:p>
          </table:table-cell>
          <table:table-cell table:formula="of:=MEDIAN([.$C11:.BI11])" office:value-type="float" office:value="1.6486">
            <text:p>1.6486</text:p>
          </table:table-cell>
          <table:table-cell/>
          <table:table-cell table:formula="of:=[.BL5]/[.BL11]" office:value-type="float" office:value="1.23684003557319">
            <text:p>1.2368400356</text:p>
          </table:table-cell>
          <table:table-cell table:formula="of:=[.BL17]/[.BL11]" office:value-type="float" office:value="0.0142474272957718">
            <text:p>0.0142474273</text:p>
          </table:table-cell>
          <table:table-cell table:formula="of:=1/[.BL11]/[.$A$24]" office:value-type="float" office:value="0.00069863883256582">
            <text:p>0.0006986388</text:p>
          </table:table-cell>
          <table:table-cell table:formula="of:=[.BR11]/MIN([.$BR$2:.$BR$6];[.$BR$8:.$BR$12];[.$BR$14:.$BR$18])" office:value-type="float" office:value="23.3179565982831">
            <text:p>23.3179565983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1541">
            <text:p>1.1541</text:p>
          </table:table-cell>
          <table:table-cell office:value-type="float" office:value="1.1305">
            <text:p>1.1305</text:p>
          </table:table-cell>
          <table:table-cell office:value-type="float" office:value="1.1382">
            <text:p>1.1382</text:p>
          </table:table-cell>
          <table:table-cell office:value-type="float" office:value="1.1411">
            <text:p>1.1411</text:p>
          </table:table-cell>
          <table:table-cell office:value-type="float" office:value="1.1469">
            <text:p>1.1469</text:p>
          </table:table-cell>
          <table:table-cell office:value-type="float" office:value="1.1559">
            <text:p>1.1559</text:p>
          </table:table-cell>
          <table:table-cell office:value-type="float" office:value="1.1499">
            <text:p>1.1499</text:p>
          </table:table-cell>
          <table:table-cell office:value-type="float" office:value="1.1259">
            <text:p>1.1259</text:p>
          </table:table-cell>
          <table:table-cell office:value-type="float" office:value="1.1378">
            <text:p>1.1378</text:p>
          </table:table-cell>
          <table:table-cell office:value-type="float" office:value="1.1814">
            <text:p>1.1814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1.14617">
            <text:p>1.14617</text:p>
          </table:table-cell>
          <table:table-cell table:formula="of:=CONFIDENCE(0.01; STDEV([.$C12:.BJ12]); COUNT([.$C12:.BJ12]))" office:value-type="float" office:value="0.0128185032377457">
            <text:p>0.0128185032</text:p>
          </table:table-cell>
          <table:table-cell table:formula="of:=MEDIAN([.$C12:.BI12])" office:value-type="float" office:value="1.1411">
            <text:p>1.1411</text:p>
          </table:table-cell>
          <table:table-cell/>
          <table:table-cell table:formula="of:=[.BL6]/[.BL12]" office:value-type="float" office:value="0.963722658942391">
            <text:p>0.9637226589</text:p>
          </table:table-cell>
          <table:table-cell table:formula="of:=[.BL18]/[.BL12]" office:value-type="float" office:value="0.00788713716115411">
            <text:p>0.0078871372</text:p>
          </table:table-cell>
          <table:table-cell table:formula="of:=1/[.BL12]/[.$A$24]" office:value-type="float" office:value="0.00100753037116049">
            <text:p>0.0010075304</text:p>
          </table:table-cell>
          <table:table-cell table:formula="of:=[.BR12]/MIN([.$BR$2:.$BR$6];[.$BR$8:.$BR$12];[.$BR$14:.$BR$18])" office:value-type="float" office:value="33.6276032351222">
            <text:p>33.6276032351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3066">
            <text:p>0.3066</text:p>
          </table:table-cell>
          <table:table-cell office:value-type="float" office:value="0.2825">
            <text:p>0.2825</text:p>
          </table:table-cell>
          <table:table-cell office:value-type="float" office:value="0.3002">
            <text:p>0.3002</text:p>
          </table:table-cell>
          <table:table-cell office:value-type="float" office:value="0.2832">
            <text:p>0.2832</text:p>
          </table:table-cell>
          <table:table-cell office:value-type="float" office:value="0.3066">
            <text:p>0.3066</text:p>
          </table:table-cell>
          <table:table-cell office:value-type="float" office:value="0.3069">
            <text:p>0.3069</text:p>
          </table:table-cell>
          <table:table-cell office:value-type="float" office:value="0.3054">
            <text:p>0.3054</text:p>
          </table:table-cell>
          <table:table-cell office:value-type="float" office:value="0.306">
            <text:p>0.306</text:p>
          </table:table-cell>
          <table:table-cell office:value-type="float" office:value="0.3036">
            <text:p>0.3036</text:p>
          </table:table-cell>
          <table:table-cell office:value-type="float" office:value="0.2905">
            <text:p>0.2905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0.29915">
            <text:p>0.29915</text:p>
          </table:table-cell>
          <table:table-cell table:formula="of:=CONFIDENCE(0.01; STDEV([.$BA14:.BJ14]); COUNT([.$BA14:.BJ14]))" office:value-type="float" office:value="0.00807460747475701">
            <text:p>0.0080746075</text:p>
          </table:table-cell>
          <table:table-cell table:formula="of:=MEDIAN([.$BA14:.BI14])" office:value-type="float" office:value="0.3054">
            <text:p>0.3054</text:p>
          </table:table-cell>
          <table:table-cell table:formula="of:=[.BN8]/[.BN14]" office:value-type="float" office:value="125.866732154551">
            <text:p>125.8667321546</text:p>
          </table:table-cell>
          <table:table-cell table:formula="of:=[.BL2]/[.BL14]" office:value-type="float" office:value="120.674009694133">
            <text:p>120.6740096941</text:p>
          </table:table-cell>
          <table:table-cell/>
          <table:table-cell table:formula="of:=1/[.BL14]/[.$A$23]" office:value-type="float" office:value="0.0017970425353975">
            <text:p>0.0017970425</text:p>
          </table:table-cell>
          <table:table-cell table:formula="of:=[.BR14]/MIN([.$BR$2:.$BR$6];[.$BR$8:.$BR$12];[.$BR$14:.$BR$18])" office:value-type="float" office:value="59.9785724646499">
            <text:p>59.9785724646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787">
            <text:p>0.0787</text:p>
          </table:table-cell>
          <table:table-cell office:value-type="float" office:value="0.0776">
            <text:p>0.0776</text:p>
          </table:table-cell>
          <table:table-cell office:value-type="float" office:value="0.0784">
            <text:p>0.0784</text:p>
          </table:table-cell>
          <table:table-cell office:value-type="float" office:value="0.0904">
            <text:p>0.0904</text:p>
          </table:table-cell>
          <table:table-cell office:value-type="float" office:value="0.1018">
            <text:p>0.1018</text:p>
          </table:table-cell>
          <table:table-cell office:value-type="float" office:value="0.0799">
            <text:p>0.0799</text:p>
          </table:table-cell>
          <table:table-cell table:number-columns-repeated="2" office:value-type="float" office:value="0.0786">
            <text:p>0.0786</text:p>
          </table:table-cell>
          <table:table-cell office:value-type="float" office:value="0.08">
            <text:p>0.08</text:p>
          </table:table-cell>
          <table:table-cell office:value-type="float" office:value="0.1108">
            <text:p>0.1108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0.08548">
            <text:p>0.08548</text:p>
          </table:table-cell>
          <table:table-cell table:formula="of:=CONFIDENCE(0.01; STDEV([.$BA15:.BJ15]); COUNT([.$BA15:.BJ15]))" office:value-type="float" office:value="0.00958293127178254">
            <text:p>0.0095829313</text:p>
          </table:table-cell>
          <table:table-cell table:formula="of:=MEDIAN([.$BA15:.BI15])" office:value-type="float" office:value="0.0787">
            <text:p>0.0787</text:p>
          </table:table-cell>
          <table:table-cell table:formula="of:=[.BN9]/[.BN15]" office:value-type="float" office:value="143.739517153748">
            <text:p>143.7395171537</text:p>
          </table:table-cell>
          <table:table-cell table:formula="of:=[.BL3]/[.BL15]" office:value-type="float" office:value="119.429340196537">
            <text:p>119.4293401965</text:p>
          </table:table-cell>
          <table:table-cell/>
          <table:table-cell table:formula="of:=1/[.BL15]/[.$A$23]" office:value-type="float" office:value="0.00628901818512122">
            <text:p>0.0062890182</text:p>
          </table:table-cell>
          <table:table-cell table:formula="of:=[.BR15]/MIN([.$BR$2:.$BR$6];[.$BR$8:.$BR$12];[.$BR$14:.$BR$18])" office:value-type="float" office:value="209.903953589144">
            <text:p>209.9039535891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264">
            <text:p>0.0264</text:p>
          </table:table-cell>
          <table:table-cell office:value-type="float" office:value="0.0287">
            <text:p>0.0287</text:p>
          </table:table-cell>
          <table:table-cell office:value-type="float" office:value="0.0248">
            <text:p>0.0248</text:p>
          </table:table-cell>
          <table:table-cell office:value-type="float" office:value="0.0294">
            <text:p>0.0294</text:p>
          </table:table-cell>
          <table:table-cell office:value-type="float" office:value="0.0284">
            <text:p>0.0284</text:p>
          </table:table-cell>
          <table:table-cell office:value-type="float" office:value="0.0305">
            <text:p>0.0305</text:p>
          </table:table-cell>
          <table:table-cell office:value-type="float" office:value="0.0278">
            <text:p>0.0278</text:p>
          </table:table-cell>
          <table:table-cell office:value-type="float" office:value="0.1023">
            <text:p>0.1023</text:p>
          </table:table-cell>
          <table:table-cell office:value-type="float" office:value="0.0269">
            <text:p>0.0269</text:p>
          </table:table-cell>
          <table:table-cell office:value-type="float" office:value="0.0274">
            <text:p>0.0274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0.03526">
            <text:p>0.03526</text:p>
          </table:table-cell>
          <table:table-cell table:formula="of:=CONFIDENCE(0.01; STDEV([.$BA16:.BJ16]); COUNT([.$BA16:.BJ16]))" office:value-type="float" office:value="0.0192311031693734">
            <text:p>0.0192311032</text:p>
          </table:table-cell>
          <table:table-cell table:formula="of:=MEDIAN([.$BA16:.BI16])" office:value-type="float" office:value="0.0284">
            <text:p>0.0284</text:p>
          </table:table-cell>
          <table:table-cell table:formula="of:=[.BN10]/[.BN16]" office:value-type="float" office:value="127.644366197183">
            <text:p>127.6443661972</text:p>
          </table:table-cell>
          <table:table-cell table:formula="of:=[.BL4]/[.BL16]" office:value-type="float" office:value="98.9106636415201">
            <text:p>98.9106636415</text:p>
          </table:table-cell>
          <table:table-cell/>
          <table:table-cell table:formula="of:=1/[.BL16]/[.$A$23]" office:value-type="float" office:value="0.015246320886675">
            <text:p>0.0152463209</text:p>
          </table:table-cell>
          <table:table-cell table:formula="of:=[.BR16]/MIN([.$BR$2:.$BR$6];[.$BR$8:.$BR$12];[.$BR$14:.$BR$18])" office:value-type="float" office:value="508.865285104935">
            <text:p>508.8652851049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166">
            <text:p>0.0166</text:p>
          </table:table-cell>
          <table:table-cell office:value-type="float" office:value="0.0172">
            <text:p>0.0172</text:p>
          </table:table-cell>
          <table:table-cell office:value-type="float" office:value="0.0153">
            <text:p>0.0153</text:p>
          </table:table-cell>
          <table:table-cell office:value-type="float" office:value="0.0524">
            <text:p>0.0524</text:p>
          </table:table-cell>
          <table:table-cell office:value-type="float" office:value="0.0157">
            <text:p>0.0157</text:p>
          </table:table-cell>
          <table:table-cell office:value-type="float" office:value="0.0159">
            <text:p>0.0159</text:p>
          </table:table-cell>
          <table:table-cell office:value-type="float" office:value="0.0153">
            <text:p>0.0153</text:p>
          </table:table-cell>
          <table:table-cell office:value-type="float" office:value="0.0156">
            <text:p>0.0156</text:p>
          </table:table-cell>
          <table:table-cell office:value-type="float" office:value="0.016">
            <text:p>0.016</text:p>
          </table:table-cell>
          <table:table-cell office:value-type="float" office:value="0.0555">
            <text:p>0.0555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0.02355">
            <text:p>0.02355</text:p>
          </table:table-cell>
          <table:table-cell table:formula="of:=CONFIDENCE(0.01; STDEV([.$BA17:.BJ17]); COUNT([.$BA17:.BJ17]))" office:value-type="float" office:value="0.0130729505183211">
            <text:p>0.0130729505</text:p>
          </table:table-cell>
          <table:table-cell table:formula="of:=MEDIAN([.$BA17:.BI17])" office:value-type="float" office:value="0.0159">
            <text:p>0.0159</text:p>
          </table:table-cell>
          <table:table-cell table:formula="of:=[.BN11]/[.BN17]" office:value-type="float" office:value="103.685534591195">
            <text:p>103.6855345912</text:p>
          </table:table-cell>
          <table:table-cell table:formula="of:=[.BL5]/[.BL17]" office:value-type="float" office:value="86.8114649681529">
            <text:p>86.8114649682</text:p>
          </table:table-cell>
          <table:table-cell/>
          <table:table-cell table:formula="of:=1/[.BL17]/[.$A$23]" office:value-type="float" office:value="0.022827400189561">
            <text:p>0.0228274002</text:p>
          </table:table-cell>
          <table:table-cell table:formula="of:=[.BR17]/MIN([.$BR$2:.$BR$6];[.$BR$8:.$BR$12];[.$BR$14:.$BR$18])" office:value-type="float" office:value="761.893416254778">
            <text:p>761.8934162548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094">
            <text:p>0.0094</text:p>
          </table:table-cell>
          <table:table-cell office:value-type="float" office:value="0.0091">
            <text:p>0.0091</text:p>
          </table:table-cell>
          <table:table-cell office:value-type="float" office:value="0.009">
            <text:p>0.009</text:p>
          </table:table-cell>
          <table:table-cell office:value-type="float" office:value="0.0093">
            <text:p>0.0093</text:p>
          </table:table-cell>
          <table:table-cell office:value-type="float" office:value="0.0088">
            <text:p>0.0088</text:p>
          </table:table-cell>
          <table:table-cell office:value-type="float" office:value="0.0093">
            <text:p>0.0093</text:p>
          </table:table-cell>
          <table:table-cell office:value-type="float" office:value="0.009">
            <text:p>0.009</text:p>
          </table:table-cell>
          <table:table-cell office:value-type="float" office:value="0.0089">
            <text:p>0.0089</text:p>
          </table:table-cell>
          <table:table-cell table:number-columns-repeated="2" office:value-type="float" office:value="0.0088">
            <text:p>0.0088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0.00904">
            <text:p>0.00904</text:p>
          </table:table-cell>
          <table:table-cell table:formula="of:=CONFIDENCE(0.01; STDEV([.$BA18:.BJ18]); COUNT([.$BA18:.BJ18]))" office:value-type="float" office:value="0.000184950204195431">
            <text:p>0.0001849502</text:p>
          </table:table-cell>
          <table:table-cell table:formula="of:=MEDIAN([.$BA18:.BI18])" office:value-type="float" office:value="0.009">
            <text:p>0.009</text:p>
          </table:table-cell>
          <table:table-cell table:formula="of:=[.BN12]/[.BN18]" office:value-type="float" office:value="126.788888888889">
            <text:p>126.7888888889</text:p>
          </table:table-cell>
          <table:table-cell table:formula="of:=[.BL6]/[.BL18]" office:value-type="float" office:value="122.189159292035">
            <text:p>122.189159292</text:p>
          </table:table-cell>
          <table:table-cell/>
          <table:table-cell table:formula="of:=1/[.BL18]/[.$A$23]" office:value-type="float" office:value="0.059467397617717">
            <text:p>0.0594673976</text:p>
          </table:table-cell>
          <table:table-cell table:formula="of:=[.BR18]/MIN([.$BR$2:.$BR$6];[.$BR$8:.$BR$12];[.$BR$14:.$BR$18])" office:value-type="float" office:value="1984.79977353982">
            <text:p>1984.7997735398</text:p>
          </table:table-cell>
        </table:table-row>
        <table:table-row table:style-name="ro2" table:number-rows-repeated="4">
          <table:table-cell table:number-columns-repeated="71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1984.79977353982">
            <text:p>1984.7997735398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56.8817379534871">
            <text:p>56.8817379535</text:p>
          </table:table-cell>
          <table:table-cell table:number-columns-repeated="15"/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34.893444626513">
            <text:p>34.8934446265</text:p>
          </table:table-cell>
          <table:table-cell table:number-columns-repeated="17"/>
        </table:table-row>
        <table:table-row table:style-name="ro2" table:number-rows-repeated="1048551">
          <table:table-cell table:number-columns-repeated="71"/>
        </table:table-row>
        <table:table-row table:style-name="ro2">
          <table:table-cell table:number-columns-repeated="71"/>
        </table:table-row>
      </table:table>
      <table:table table:name="disksim" table:style-name="ta1">
        <table:shapes>
          <draw:frame draw:z-index="0" draw:style-name="gr1" svg:width="10in" svg:height="8in" svg:x="12.7783in" svg:y="2.611in">
            <draw:object draw:notify-on-update-of-ranges="disksim.BK14:disksim.BK18 disksim.BL1:disksim.BL1 disksim.BL2:disksim.BL6 disksim.BM2:disksim.BM6 disksim.BM2:disksim.BM6 disksim.BL7:disksim.BL7 disksim.BL8:disksim.BL12 disksim.BM8:disksim.BM12 disksim.BM8:disksim.BM12 disksim.BL13:disksim.BL13 disksim.BL14:disksim.BL18 disksim.BM14:disksim.BM18 disksim.BM14:disksim.BM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0in" svg:height="8in" svg:x="12.1969in" svg:y="10.9681in">
            <draw:object draw:notify-on-update-of-ranges="disksim.BK14:disksim.BK18 disksim.BL1:disksim.BL1 disksim.BN2:disksim.BN6 disksim.BL7:disksim.BL7 disksim.BN8:disksim.BN12 disksim.BL13:disksim.BL13 disksim.BN14:disksim.BN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0in" svg:height="8in" svg:x="24.7512in" svg:y="4.015in">
            <draw:object draw:notify-on-update-of-ranges="disksim.BK2:disksim.BK6 disksim.BO2:disksim.BO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0in" svg:height="8in" svg:x="1.5406in" svg:y="3.7736in">
            <draw:object draw:notify-on-update-of-ranges="disksim.BK2:disksim.BK6 disksim.BL1:disksim.BL1 disksim.BS2:disksim.BS6 wifi.BL7:wifi.BL7 disksim.BS8:disksim.BS12 wifi.BL13:wifi.BL13 disksim.BS14:disksim.BS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3" table:default-cell-style-name="Default"/>
        <table:table-column table:style-name="co14" table:number-columns-repeated="10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2">
          <table:table-cell table:number-columns-repeated="62"/>
          <table:table-cell office:value-type="string">
            <text:p>Processes</text:p>
          </table:table-cell>
          <table:table-cell office:value-type="string">
            <text:p>RoCE</text:p>
          </table:table-cell>
          <table:table-cell office:value-type="string">
            <text:p>99% CI Error</text:p>
          </table:table-cell>
          <table:table-cell office:value-type="string">
            <text:p>Median</text:p>
          </table:table-cell>
          <table:table-cell office:value-type="string">
            <text:p>Speedup vs TCP</text:p>
          </table:table-cell>
          <table:table-cell office:value-type="string">
            <text:p>Speedup vs RoCE</text:p>
          </table:table-cell>
          <table:table-cell office:value-type="string">
            <text:p>Speedup vs x86</text:p>
          </table:table-cell>
          <table:table-cell office:value-type="string">
            <text:p>$^-1s^-1</text:p>
          </table:table-cell>
          <table:table-cell office:value-type="string">
            <text:p>Normalized value</text:p>
          </table:table-cell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2.3679">
            <text:p>2.3679</text:p>
          </table:table-cell>
          <table:table-cell office:value-type="float" office:value="2.3595">
            <text:p>2.3595</text:p>
          </table:table-cell>
          <table:table-cell office:value-type="float" office:value="2.3696">
            <text:p>2.3696</text:p>
          </table:table-cell>
          <table:table-cell office:value-type="float" office:value="2.3527">
            <text:p>2.3527</text:p>
          </table:table-cell>
          <table:table-cell office:value-type="float" office:value="2.3537">
            <text:p>2.3537</text:p>
          </table:table-cell>
          <table:table-cell office:value-type="float" office:value="2.3544">
            <text:p>2.3544</text:p>
          </table:table-cell>
          <table:table-cell office:value-type="float" office:value="2.3455">
            <text:p>2.3455</text:p>
          </table:table-cell>
          <table:table-cell office:value-type="float" office:value="2.3691">
            <text:p>2.3691</text:p>
          </table:table-cell>
          <table:table-cell office:value-type="float" office:value="2.3283">
            <text:p>2.3283</text:p>
          </table:table-cell>
          <table:table-cell office:value-type="float" office:value="2.3371">
            <text:p>2.3371</text:p>
          </table:table-cell>
          <table:table-cell office:value-type="float" office:value="2">
            <text:p>2</text:p>
          </table:table-cell>
          <table:table-cell table:formula="of:=AVERAGE([.$C2:.BJ2])" office:value-type="float" office:value="2.35378">
            <text:p>2.35378</text:p>
          </table:table-cell>
          <table:table-cell table:formula="of:=CONFIDENCE(0.01; STDEV([.$C2:.BJ2]); COUNT([.$C2:.BJ2]))" office:value-type="float" office:value="0.0112429892072985">
            <text:p>0.0112429892</text:p>
          </table:table-cell>
          <table:table-cell table:formula="of:=MEDIAN([.$C2:.BJ2])" office:value-type="float" office:value="2.35405">
            <text:p>2.35405</text:p>
          </table:table-cell>
          <table:table-cell table:formula="of:=[.BL8]/[.BL2]" office:value-type="float" office:value="1.06569857845678">
            <text:p>1.0656985785</text:p>
          </table:table-cell>
          <table:table-cell/>
          <table:table-cell table:formula="of:=[.BL14]/[.BL2]" office:value-type="float" office:value="0.0673257483707059">
            <text:p>0.0673257484</text:p>
          </table:table-cell>
          <table:table-cell table:formula="of:=1/[.BL2]/[.$A$24]" office:value-type="float" office:value="0.000490615556897">
            <text:p>0.0004906156</text:p>
          </table:table-cell>
          <table:table-cell table:formula="of:=[.BR2]/MIN([.$BR$2:.$BR$6];[.$BR$8:.$BR$12];[.$BR$14:.$BR$18])" office:value-type="float" office:value="1.06569857845678">
            <text:p>1.0656985785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1.445">
            <text:p>1.445</text:p>
          </table:table-cell>
          <table:table-cell office:value-type="float" office:value="1.4719">
            <text:p>1.4719</text:p>
          </table:table-cell>
          <table:table-cell office:value-type="float" office:value="1.4497">
            <text:p>1.4497</text:p>
          </table:table-cell>
          <table:table-cell office:value-type="float" office:value="1.4547">
            <text:p>1.4547</text:p>
          </table:table-cell>
          <table:table-cell office:value-type="float" office:value="1.4648">
            <text:p>1.4648</text:p>
          </table:table-cell>
          <table:table-cell office:value-type="float" office:value="1.4537">
            <text:p>1.4537</text:p>
          </table:table-cell>
          <table:table-cell office:value-type="float" office:value="1.4523">
            <text:p>1.4523</text:p>
          </table:table-cell>
          <table:table-cell office:value-type="float" office:value="1.4476">
            <text:p>1.4476</text:p>
          </table:table-cell>
          <table:table-cell office:value-type="float" office:value="1.4471">
            <text:p>1.4471</text:p>
          </table:table-cell>
          <table:table-cell office:value-type="float" office:value="1.4461">
            <text:p>1.4461</text:p>
          </table:table-cell>
          <table:table-cell office:value-type="float" office:value="4">
            <text:p>4</text:p>
          </table:table-cell>
          <table:table-cell table:formula="of:=AVERAGE([.$C3:.BJ3])" office:value-type="float" office:value="1.45329">
            <text:p>1.45329</text:p>
          </table:table-cell>
          <table:table-cell table:formula="of:=CONFIDENCE(0.01; STDEV([.$C3:.BJ3]); COUNT([.$C3:.BJ3]))" office:value-type="float" office:value="0.00711118109315956">
            <text:p>0.0071111811</text:p>
          </table:table-cell>
          <table:table-cell table:formula="of:=MEDIAN([.$C3:.BJ3])" office:value-type="float" office:value="1.451">
            <text:p>1.451</text:p>
          </table:table-cell>
          <table:table-cell table:formula="of:=[.BL9]/[.BL3]" office:value-type="float" office:value="1.09031232582623">
            <text:p>1.0903123258</text:p>
          </table:table-cell>
          <table:table-cell/>
          <table:table-cell table:formula="of:=[.BL15]/[.BL3]" office:value-type="float" office:value="0.0634560204776748">
            <text:p>0.0634560205</text:p>
          </table:table-cell>
          <table:table-cell table:formula="of:=1/[.BL3]/[.$A$24]" office:value-type="float" office:value="0.000794611595423501">
            <text:p>0.0007946116</text:p>
          </table:table-cell>
          <table:table-cell table:formula="of:=[.BR3]/MIN([.$BR$2:.$BR$6];[.$BR$8:.$BR$12];[.$BR$14:.$BR$18])" office:value-type="float" office:value="1.72602852837355">
            <text:p>1.7260285284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0.9818">
            <text:p>0.9818</text:p>
          </table:table-cell>
          <table:table-cell office:value-type="float" office:value="0.9792">
            <text:p>0.9792</text:p>
          </table:table-cell>
          <table:table-cell office:value-type="float" office:value="1.0511">
            <text:p>1.0511</text:p>
          </table:table-cell>
          <table:table-cell office:value-type="float" office:value="1.0792">
            <text:p>1.0792</text:p>
          </table:table-cell>
          <table:table-cell office:value-type="float" office:value="0.991">
            <text:p>0.991</text:p>
          </table:table-cell>
          <table:table-cell office:value-type="float" office:value="2.9717">
            <text:p>2.9717</text:p>
          </table:table-cell>
          <table:table-cell office:value-type="float" office:value="0.9968">
            <text:p>0.9968</text:p>
          </table:table-cell>
          <table:table-cell office:value-type="float" office:value="0.9895">
            <text:p>0.9895</text:p>
          </table:table-cell>
          <table:table-cell office:value-type="float" office:value="0.9733">
            <text:p>0.9733</text:p>
          </table:table-cell>
          <table:table-cell office:value-type="float" office:value="0.9859">
            <text:p>0.9859</text:p>
          </table:table-cell>
          <table:table-cell office:value-type="float" office:value="8">
            <text:p>8</text:p>
          </table:table-cell>
          <table:table-cell table:formula="of:=AVERAGE([.$C4:.BJ4])" office:value-type="float" office:value="1.19995">
            <text:p>1.19995</text:p>
          </table:table-cell>
          <table:table-cell table:formula="of:=CONFIDENCE(0.01; STDEV([.$C4:.BJ4]); COUNT([.$C4:.BJ4]))" office:value-type="float" office:value="0.507856013012429">
            <text:p>0.507856013</text:p>
          </table:table-cell>
          <table:table-cell table:formula="of:=MEDIAN([.$C4:.BJ4])" office:value-type="float" office:value="0.99025">
            <text:p>0.99025</text:p>
          </table:table-cell>
          <table:table-cell table:formula="of:=[.BL10]/[.BL4]" office:value-type="float" office:value="0.929630401266719">
            <text:p>0.9296304013</text:p>
          </table:table-cell>
          <table:table-cell/>
          <table:table-cell table:formula="of:=[.BL16]/[.BL4]" office:value-type="float" office:value="0.043518479936664">
            <text:p>0.0435184799</text:p>
          </table:table-cell>
          <table:table-cell table:formula="of:=1/[.BL4]/[.$A$24]" office:value-type="float" office:value="0.000962374336858219">
            <text:p>0.0009623743</text:p>
          </table:table-cell>
          <table:table-cell table:formula="of:=[.BR4]/MIN([.$BR$2:.$BR$6];[.$BR$8:.$BR$12];[.$BR$14:.$BR$18])" office:value-type="float" office:value="2.0904371015459">
            <text:p>2.0904371015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2.6928">
            <text:p>2.6928</text:p>
          </table:table-cell>
          <table:table-cell office:value-type="float" office:value="1.9662">
            <text:p>1.9662</text:p>
          </table:table-cell>
          <table:table-cell office:value-type="float" office:value="2.9699">
            <text:p>2.9699</text:p>
          </table:table-cell>
          <table:table-cell office:value-type="float" office:value="0.8939">
            <text:p>0.8939</text:p>
          </table:table-cell>
          <table:table-cell office:value-type="float" office:value="0.9141">
            <text:p>0.9141</text:p>
          </table:table-cell>
          <table:table-cell office:value-type="float" office:value="0.9642">
            <text:p>0.9642</text:p>
          </table:table-cell>
          <table:table-cell office:value-type="float" office:value="2.0413">
            <text:p>2.0413</text:p>
          </table:table-cell>
          <table:table-cell office:value-type="float" office:value="0.8877">
            <text:p>0.8877</text:p>
          </table:table-cell>
          <table:table-cell office:value-type="float" office:value="0.8862">
            <text:p>0.8862</text:p>
          </table:table-cell>
          <table:table-cell office:value-type="float" office:value="0.8943">
            <text:p>0.8943</text:p>
          </table:table-cell>
          <table:table-cell office:value-type="float" office:value="12">
            <text:p>12</text:p>
          </table:table-cell>
          <table:table-cell table:formula="of:=AVERAGE([.$C5:.BJ5])" office:value-type="float" office:value="1.51106">
            <text:p>1.51106</text:p>
          </table:table-cell>
          <table:table-cell table:formula="of:=CONFIDENCE(0.01; STDEV([.$C5:.BJ5]); COUNT([.$C5:.BJ5]))" office:value-type="float" office:value="0.67654715653458">
            <text:p>0.6765471565</text:p>
          </table:table-cell>
          <table:table-cell table:formula="of:=MEDIAN([.$C5:.BJ5])" office:value-type="float" office:value="0.93915">
            <text:p>0.93915</text:p>
          </table:table-cell>
          <table:table-cell table:formula="of:=[.BL11]/[.BL5]" office:value-type="float" office:value="0.623601974772676">
            <text:p>0.6236019748</text:p>
          </table:table-cell>
          <table:table-cell/>
          <table:table-cell table:formula="of:=[.BL17]/[.BL5]" office:value-type="float" office:value="0.0475427845353593">
            <text:p>0.0475427845</text:p>
          </table:table-cell>
          <table:table-cell table:formula="of:=1/[.BL5]/[.$A$24]" office:value-type="float" office:value="0.000764232449745887">
            <text:p>0.0007642324</text:p>
          </table:table-cell>
          <table:table-cell table:formula="of:=[.BR5]/MIN([.$BR$2:.$BR$6];[.$BR$8:.$BR$12];[.$BR$14:.$BR$18])" office:value-type="float" office:value="1.66003997194023">
            <text:p>1.6600399719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openib</text:p>
          </table:table-cell>
          <table:table-cell table:number-columns-repeated="50"/>
          <table:table-cell office:value-type="float" office:value="0.984">
            <text:p>0.984</text:p>
          </table:table-cell>
          <table:table-cell office:value-type="float" office:value="1.0052">
            <text:p>1.0052</text:p>
          </table:table-cell>
          <table:table-cell office:value-type="float" office:value="0.9985">
            <text:p>0.9985</text:p>
          </table:table-cell>
          <table:table-cell office:value-type="float" office:value="1.0008">
            <text:p>1.0008</text:p>
          </table:table-cell>
          <table:table-cell office:value-type="float" office:value="1.0183">
            <text:p>1.0183</text:p>
          </table:table-cell>
          <table:table-cell office:value-type="float" office:value="0.9989">
            <text:p>0.9989</text:p>
          </table:table-cell>
          <table:table-cell office:value-type="float" office:value="1.0073">
            <text:p>1.0073</text:p>
          </table:table-cell>
          <table:table-cell office:value-type="float" office:value="1.0012">
            <text:p>1.0012</text:p>
          </table:table-cell>
          <table:table-cell office:value-type="float" office:value="1.0122">
            <text:p>1.0122</text:p>
          </table:table-cell>
          <table:table-cell office:value-type="float" office:value="0.9949">
            <text:p>0.9949</text:p>
          </table:table-cell>
          <table:table-cell office:value-type="float" office:value="16">
            <text:p>16</text:p>
          </table:table-cell>
          <table:table-cell table:formula="of:=AVERAGE([.$C6:.BJ6])" office:value-type="float" office:value="1.00213">
            <text:p>1.00213</text:p>
          </table:table-cell>
          <table:table-cell table:formula="of:=CONFIDENCE(0.01; STDEV([.$C6:.BJ6]); COUNT([.$C6:.BJ6]))" office:value-type="float" office:value="0.00770953642539472">
            <text:p>0.0077095364</text:p>
          </table:table-cell>
          <table:table-cell table:formula="of:=MEDIAN([.$C6:.BJ6])" office:value-type="float" office:value="1.001">
            <text:p>1.001</text:p>
          </table:table-cell>
          <table:table-cell table:formula="of:=[.BL12]/[.BL6]" office:value-type="float" office:value="1.04930498039177">
            <text:p>1.0493049804</text:p>
          </table:table-cell>
          <table:table-cell/>
          <table:table-cell table:formula="of:=[.BL18]/[.BL6]" office:value-type="float" office:value="0.0530669673595242">
            <text:p>0.0530669674</text:p>
          </table:table-cell>
          <table:table-cell table:formula="of:=1/[.BL6]/[.$A$24]" office:value-type="float" office:value="0.00115234658728211">
            <text:p>0.0011523466</text:p>
          </table:table-cell>
          <table:table-cell table:formula="of:=[.BR6]/MIN([.$BR$2:.$BR$6];[.$BR$8:.$BR$12];[.$BR$14:.$BR$18])" office:value-type="float" office:value="2.50308842166186">
            <text:p>2.5030884217</text:p>
          </table:table-cell>
        </table:table-row>
        <table:table-row table:style-name="ro2">
          <table:table-cell table:number-columns-repeated="63"/>
          <table:table-cell office:value-type="string">
            <text:p>TCP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2.4829">
            <text:p>2.4829</text:p>
          </table:table-cell>
          <table:table-cell office:value-type="float" office:value="2.5097">
            <text:p>2.5097</text:p>
          </table:table-cell>
          <table:table-cell office:value-type="float" office:value="2.4901">
            <text:p>2.4901</text:p>
          </table:table-cell>
          <table:table-cell office:value-type="float" office:value="2.5537">
            <text:p>2.5537</text:p>
          </table:table-cell>
          <table:table-cell office:value-type="float" office:value="2.5071">
            <text:p>2.5071</text:p>
          </table:table-cell>
          <table:table-cell office:value-type="float" office:value="2.4959">
            <text:p>2.4959</text:p>
          </table:table-cell>
          <table:table-cell office:value-type="float" office:value="2.5042">
            <text:p>2.5042</text:p>
          </table:table-cell>
          <table:table-cell office:value-type="float" office:value="2.512">
            <text:p>2.512</text:p>
          </table:table-cell>
          <table:table-cell office:value-type="float" office:value="2.5425">
            <text:p>2.5425</text:p>
          </table:table-cell>
          <table:table-cell office:value-type="float" office:value="2.4861">
            <text:p>2.4861</text:p>
          </table:table-cell>
          <table:table-cell office:value-type="float" office:value="2">
            <text:p>2</text:p>
          </table:table-cell>
          <table:table-cell table:formula="of:=AVERAGE([.$C8:.BJ8])" office:value-type="float" office:value="2.50842">
            <text:p>2.50842</text:p>
          </table:table-cell>
          <table:table-cell table:formula="of:=CONFIDENCE(0.01; STDEV([.$C8:.BJ8]); COUNT([.$C8:.BJ8]))" office:value-type="float" office:value="0.0189819881559396">
            <text:p>0.0189819882</text:p>
          </table:table-cell>
          <table:table-cell table:formula="of:=MEDIAN([.$C8:.BJ8])" office:value-type="float" office:value="2.50565">
            <text:p>2.50565</text:p>
          </table:table-cell>
          <table:table-cell/>
          <table:table-cell table:formula="of:=[.BL2]/[.BL8]" office:value-type="float" office:value="0.938351631704419">
            <text:p>0.9383516317</text:p>
          </table:table-cell>
          <table:table-cell table:formula="of:=[.BL14]/[.BL8]" office:value-type="float" office:value="0.063175225839373">
            <text:p>0.0631752258</text:p>
          </table:table-cell>
          <table:table-cell table:formula="of:=1/[.BL8]/[.$A$24]" office:value-type="float" office:value="0.000460369908353872">
            <text:p>0.0004603699</text:p>
          </table:table-cell>
          <table:table-cell table:formula="of:=[.BR8]/MIN([.$BR$2:.$BR$6];[.$BR$8:.$BR$12];[.$BR$14:.$BR$18])" office:value-type="float" office:value="1">
            <text:p>1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5869">
            <text:p>1.5869</text:p>
          </table:table-cell>
          <table:table-cell office:value-type="float" office:value="1.5816">
            <text:p>1.5816</text:p>
          </table:table-cell>
          <table:table-cell office:value-type="float" office:value="1.5836">
            <text:p>1.5836</text:p>
          </table:table-cell>
          <table:table-cell office:value-type="float" office:value="1.5752">
            <text:p>1.5752</text:p>
          </table:table-cell>
          <table:table-cell office:value-type="float" office:value="1.5703">
            <text:p>1.5703</text:p>
          </table:table-cell>
          <table:table-cell office:value-type="float" office:value="1.5835">
            <text:p>1.5835</text:p>
          </table:table-cell>
          <table:table-cell office:value-type="float" office:value="1.5871">
            <text:p>1.5871</text:p>
          </table:table-cell>
          <table:table-cell office:value-type="float" office:value="1.6026">
            <text:p>1.6026</text:p>
          </table:table-cell>
          <table:table-cell office:value-type="float" office:value="1.576">
            <text:p>1.576</text:p>
          </table:table-cell>
          <table:table-cell office:value-type="float" office:value="1.5986">
            <text:p>1.5986</text:p>
          </table:table-cell>
          <table:table-cell office:value-type="float" office:value="4">
            <text:p>4</text:p>
          </table:table-cell>
          <table:table-cell table:formula="of:=AVERAGE([.$C9:.BJ9])" office:value-type="float" office:value="1.58454">
            <text:p>1.58454</text:p>
          </table:table-cell>
          <table:table-cell table:formula="of:=CONFIDENCE(0.01; STDEV([.$C9:.BJ9]); COUNT([.$C9:.BJ9]))" office:value-type="float" office:value="0.00818847272162194">
            <text:p>0.0081884727</text:p>
          </table:table-cell>
          <table:table-cell table:formula="of:=MEDIAN([.$C9:.BJ9])" office:value-type="float" office:value="1.58355">
            <text:p>1.58355</text:p>
          </table:table-cell>
          <table:table-cell/>
          <table:table-cell table:formula="of:=[.BL3]/[.BL9]" office:value-type="float" office:value="0.917168389564164">
            <text:p>0.9171683896</text:p>
          </table:table-cell>
          <table:table-cell table:formula="of:=[.BL15]/[.BL9]" office:value-type="float" office:value="0.0581998561096596">
            <text:p>0.0581998561</text:p>
          </table:table-cell>
          <table:table-cell table:formula="of:=1/[.BL9]/[.$A$24]" office:value-type="float" office:value="0.000728792637303584">
            <text:p>0.0007287926</text:p>
          </table:table-cell>
          <table:table-cell table:formula="of:=[.BR9]/MIN([.$BR$2:.$BR$6];[.$BR$8:.$BR$12];[.$BR$14:.$BR$18])" office:value-type="float" office:value="1.58305880571017">
            <text:p>1.5830588057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116">
            <text:p>1.116</text:p>
          </table:table-cell>
          <table:table-cell office:value-type="float" office:value="1.1214">
            <text:p>1.1214</text:p>
          </table:table-cell>
          <table:table-cell office:value-type="float" office:value="1.0858">
            <text:p>1.0858</text:p>
          </table:table-cell>
          <table:table-cell office:value-type="float" office:value="1.1227">
            <text:p>1.1227</text:p>
          </table:table-cell>
          <table:table-cell office:value-type="float" office:value="1.1144">
            <text:p>1.1144</text:p>
          </table:table-cell>
          <table:table-cell office:value-type="float" office:value="1.1404">
            <text:p>1.1404</text:p>
          </table:table-cell>
          <table:table-cell office:value-type="float" office:value="1.1074">
            <text:p>1.1074</text:p>
          </table:table-cell>
          <table:table-cell office:value-type="float" office:value="1.1157">
            <text:p>1.1157</text:p>
          </table:table-cell>
          <table:table-cell office:value-type="float" office:value="1.1285">
            <text:p>1.1285</text:p>
          </table:table-cell>
          <table:table-cell office:value-type="float" office:value="1.1028">
            <text:p>1.1028</text:p>
          </table:table-cell>
          <table:table-cell office:value-type="float" office:value="8">
            <text:p>8</text:p>
          </table:table-cell>
          <table:table-cell table:formula="of:=AVERAGE([.$C10:.BJ10])" office:value-type="float" office:value="1.11551">
            <text:p>1.11551</text:p>
          </table:table-cell>
          <table:table-cell table:formula="of:=CONFIDENCE(0.01; STDEV([.$C10:.BJ10]); COUNT([.$C10:.BJ10]))" office:value-type="float" office:value="0.0121004560286984">
            <text:p>0.012100456</text:p>
          </table:table-cell>
          <table:table-cell table:formula="of:=MEDIAN([.$C10:.BJ10])" office:value-type="float" office:value="1.11585">
            <text:p>1.11585</text:p>
          </table:table-cell>
          <table:table-cell/>
          <table:table-cell table:formula="of:=[.BL4]/[.BL10]" office:value-type="float" office:value="1.07569631827595">
            <text:p>1.0756963183</text:p>
          </table:table-cell>
          <table:table-cell table:formula="of:=[.BL16]/[.BL10]" office:value-type="float" office:value="0.0468126686448351">
            <text:p>0.0468126686</text:p>
          </table:table-cell>
          <table:table-cell table:formula="of:=1/[.BL10]/[.$A$24]" office:value-type="float" office:value="0.00103522253096164">
            <text:p>0.0010352225</text:p>
          </table:table-cell>
          <table:table-cell table:formula="of:=[.BR10]/MIN([.$BR$2:.$BR$6];[.$BR$8:.$BR$12];[.$BR$14:.$BR$18])" office:value-type="float" office:value="2.24867549372036">
            <text:p>2.2486754937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9314">
            <text:p>0.9314</text:p>
          </table:table-cell>
          <table:table-cell office:value-type="float" office:value="0.9376">
            <text:p>0.9376</text:p>
          </table:table-cell>
          <table:table-cell office:value-type="float" office:value="0.9346">
            <text:p>0.9346</text:p>
          </table:table-cell>
          <table:table-cell office:value-type="float" office:value="0.9371">
            <text:p>0.9371</text:p>
          </table:table-cell>
          <table:table-cell office:value-type="float" office:value="0.9379">
            <text:p>0.9379</text:p>
          </table:table-cell>
          <table:table-cell office:value-type="float" office:value="0.946">
            <text:p>0.946</text:p>
          </table:table-cell>
          <table:table-cell office:value-type="float" office:value="0.9368">
            <text:p>0.9368</text:p>
          </table:table-cell>
          <table:table-cell office:value-type="float" office:value="0.9765">
            <text:p>0.9765</text:p>
          </table:table-cell>
          <table:table-cell office:value-type="float" office:value="0.9449">
            <text:p>0.9449</text:p>
          </table:table-cell>
          <table:table-cell office:value-type="float" office:value="0.9402">
            <text:p>0.9402</text:p>
          </table:table-cell>
          <table:table-cell office:value-type="float" office:value="12">
            <text:p>12</text:p>
          </table:table-cell>
          <table:table-cell table:formula="of:=AVERAGE([.$C11:.BJ11])" office:value-type="float" office:value="0.9423">
            <text:p>0.9423</text:p>
          </table:table-cell>
          <table:table-cell table:formula="of:=CONFIDENCE(0.01; STDEV([.$C11:.BJ11]); COUNT([.$C11:.BJ11]))" office:value-type="float" office:value="0.0104148338467285">
            <text:p>0.0104148338</text:p>
          </table:table-cell>
          <table:table-cell table:formula="of:=MEDIAN([.$C11:.BJ11])" office:value-type="float" office:value="0.93775">
            <text:p>0.93775</text:p>
          </table:table-cell>
          <table:table-cell/>
          <table:table-cell table:formula="of:=[.BL5]/[.BL11]" office:value-type="float" office:value="1.60358696805688">
            <text:p>1.6035869681</text:p>
          </table:table-cell>
          <table:table-cell table:formula="of:=[.BL17]/[.BL11]" office:value-type="float" office:value="0.0762389897060384">
            <text:p>0.0762389897</text:p>
          </table:table-cell>
          <table:table-cell table:formula="of:=1/[.BL11]/[.$A$24]" office:value-type="float" office:value="0.00122551319697869">
            <text:p>0.0012255132</text:p>
          </table:table-cell>
          <table:table-cell table:formula="of:=[.BR11]/MIN([.$BR$2:.$BR$6];[.$BR$8:.$BR$12];[.$BR$14:.$BR$18])" office:value-type="float" office:value="2.66201846545686">
            <text:p>2.6620184655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1.0653">
            <text:p>1.0653</text:p>
          </table:table-cell>
          <table:table-cell office:value-type="float" office:value="1.0247">
            <text:p>1.0247</text:p>
          </table:table-cell>
          <table:table-cell office:value-type="float" office:value="1.0681">
            <text:p>1.0681</text:p>
          </table:table-cell>
          <table:table-cell office:value-type="float" office:value="1.0455">
            <text:p>1.0455</text:p>
          </table:table-cell>
          <table:table-cell office:value-type="float" office:value="1.0373">
            <text:p>1.0373</text:p>
          </table:table-cell>
          <table:table-cell office:value-type="float" office:value="1.0411">
            <text:p>1.0411</text:p>
          </table:table-cell>
          <table:table-cell office:value-type="float" office:value="1.0821">
            <text:p>1.0821</text:p>
          </table:table-cell>
          <table:table-cell office:value-type="float" office:value="1.0574">
            <text:p>1.0574</text:p>
          </table:table-cell>
          <table:table-cell office:value-type="float" office:value="1.066">
            <text:p>1.066</text:p>
          </table:table-cell>
          <table:table-cell office:value-type="float" office:value="1.0279">
            <text:p>1.0279</text:p>
          </table:table-cell>
          <table:table-cell office:value-type="float" office:value="16">
            <text:p>16</text:p>
          </table:table-cell>
          <table:table-cell table:formula="of:=AVERAGE([.$C12:.BJ12])" office:value-type="float" office:value="1.05154">
            <text:p>1.05154</text:p>
          </table:table-cell>
          <table:table-cell table:formula="of:=CONFIDENCE(0.01; STDEV([.$C12:.BJ12]); COUNT([.$C12:.BJ12]))" office:value-type="float" office:value="0.0155225723062914">
            <text:p>0.0155225723</text:p>
          </table:table-cell>
          <table:table-cell table:formula="of:=MEDIAN([.$C12:.BJ12])" office:value-type="float" office:value="1.05145">
            <text:p>1.05145</text:p>
          </table:table-cell>
          <table:table-cell/>
          <table:table-cell table:formula="of:=[.BL6]/[.BL12]" office:value-type="float" office:value="0.953011773208817">
            <text:p>0.9530117732</text:p>
          </table:table-cell>
          <table:table-cell table:formula="of:=[.BL18]/[.BL12]" office:value-type="float" office:value="0.0505734446621146">
            <text:p>0.0505734447</text:p>
          </table:table-cell>
          <table:table-cell table:formula="of:=1/[.BL12]/[.$A$24]" office:value-type="float" office:value="0.00109819986449685">
            <text:p>0.0010981999</text:p>
          </table:table-cell>
          <table:table-cell table:formula="of:=[.BR12]/MIN([.$BR$2:.$BR$6];[.$BR$8:.$BR$12];[.$BR$14:.$BR$18])" office:value-type="float" office:value="2.38547273522643">
            <text:p>2.3854727352</text:p>
          </table:table-cell>
        </table:table-row>
        <table:table-row table:style-name="ro2">
          <table:table-cell table:number-columns-repeated="63"/>
          <table:table-cell office:value-type="string">
            <text:p>x86</text:p>
          </table:table-cell>
          <table:table-cell table:number-columns-repeated="7"/>
        </table:table-row>
        <table:table-row table:style-name="ro2">
          <table:table-cell office:value-type="string">
            <text:p>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1639">
            <text:p>0.1639</text:p>
          </table:table-cell>
          <table:table-cell office:value-type="float" office:value="0.1616">
            <text:p>0.1616</text:p>
          </table:table-cell>
          <table:table-cell office:value-type="float" office:value="0.1714">
            <text:p>0.1714</text:p>
          </table:table-cell>
          <table:table-cell office:value-type="float" office:value="0.1611">
            <text:p>0.1611</text:p>
          </table:table-cell>
          <table:table-cell office:value-type="float" office:value="0.128">
            <text:p>0.128</text:p>
          </table:table-cell>
          <table:table-cell office:value-type="float" office:value="0.171">
            <text:p>0.171</text:p>
          </table:table-cell>
          <table:table-cell office:value-type="float" office:value="0.1706">
            <text:p>0.1706</text:p>
          </table:table-cell>
          <table:table-cell office:value-type="float" office:value="0.123">
            <text:p>0.123</text:p>
          </table:table-cell>
          <table:table-cell office:value-type="float" office:value="0.1688">
            <text:p>0.1688</text:p>
          </table:table-cell>
          <table:table-cell office:value-type="float" office:value="0.1653">
            <text:p>0.1653</text:p>
          </table:table-cell>
          <table:table-cell office:value-type="float" office:value="2">
            <text:p>2</text:p>
          </table:table-cell>
          <table:table-cell table:formula="of:=AVERAGE([.$BA14:.BJ14])" office:value-type="float" office:value="0.15847">
            <text:p>0.15847</text:p>
          </table:table-cell>
          <table:table-cell table:formula="of:=CONFIDENCE(0.01; STDEV([.$BA14:.BJ14]); COUNT([.$BA14:.BJ14]))" office:value-type="float" office:value="0.0145138603795692">
            <text:p>0.0145138604</text:p>
          </table:table-cell>
          <table:table-cell table:formula="of:=MEDIAN([.$BA14:.BJ14])" office:value-type="float" office:value="0.1646">
            <text:p>0.1646</text:p>
          </table:table-cell>
          <table:table-cell table:formula="of:=[.BN8]/[.BN14]" office:value-type="float" office:value="15.2226609963548">
            <text:p>15.2226609964</text:p>
          </table:table-cell>
          <table:table-cell table:formula="of:=[.BL2]/[.BL14]" office:value-type="float" office:value="14.8531583264971">
            <text:p>14.8531583265</text:p>
          </table:table-cell>
          <table:table-cell/>
          <table:table-cell table:formula="of:=1/[.BL14]/[.$A$23]" office:value-type="float" office:value="0.00339234728632651">
            <text:p>0.0033923473</text:p>
          </table:table-cell>
          <table:table-cell table:formula="of:=[.BR14]/MIN([.$BR$2:.$BR$6];[.$BR$8:.$BR$12];[.$BR$14:.$BR$18])" office:value-type="float" office:value="7.36874244986255">
            <text:p>7.3687424499</text:p>
          </table:table-cell>
        </table:table-row>
        <table:table-row table:style-name="ro2">
          <table:table-cell office:value-type="string">
            <text:p>4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945">
            <text:p>0.0945</text:p>
          </table:table-cell>
          <table:table-cell office:value-type="float" office:value="0.0723">
            <text:p>0.0723</text:p>
          </table:table-cell>
          <table:table-cell office:value-type="float" office:value="0.0738">
            <text:p>0.0738</text:p>
          </table:table-cell>
          <table:table-cell office:value-type="float" office:value="0.0715">
            <text:p>0.0715</text:p>
          </table:table-cell>
          <table:table-cell office:value-type="float" office:value="0.0973">
            <text:p>0.0973</text:p>
          </table:table-cell>
          <table:table-cell office:value-type="float" office:value="0.0939">
            <text:p>0.0939</text:p>
          </table:table-cell>
          <table:table-cell office:value-type="float" office:value="0.1294">
            <text:p>0.1294</text:p>
          </table:table-cell>
          <table:table-cell office:value-type="float" office:value="0.0781">
            <text:p>0.0781</text:p>
          </table:table-cell>
          <table:table-cell office:value-type="float" office:value="0.0769">
            <text:p>0.0769</text:p>
          </table:table-cell>
          <table:table-cell office:value-type="float" office:value="0.1345">
            <text:p>0.1345</text:p>
          </table:table-cell>
          <table:table-cell office:value-type="float" office:value="4">
            <text:p>4</text:p>
          </table:table-cell>
          <table:table-cell table:formula="of:=AVERAGE([.$BA15:.BJ15])" office:value-type="float" office:value="0.09222">
            <text:p>0.09222</text:p>
          </table:table-cell>
          <table:table-cell table:formula="of:=CONFIDENCE(0.01; STDEV([.$BA15:.BJ15]); COUNT([.$BA15:.BJ15]))" office:value-type="float" office:value="0.0188176157440506">
            <text:p>0.0188176157</text:p>
          </table:table-cell>
          <table:table-cell table:formula="of:=MEDIAN([.$BA15:.BJ15])" office:value-type="float" office:value="0.086">
            <text:p>0.086</text:p>
          </table:table-cell>
          <table:table-cell table:formula="of:=[.BN9]/[.BN15]" office:value-type="float" office:value="18.4133720930233">
            <text:p>18.413372093</text:p>
          </table:table-cell>
          <table:table-cell table:formula="of:=[.BL3]/[.BL15]" office:value-type="float" office:value="15.7589459986988">
            <text:p>15.7589459987</text:p>
          </table:table-cell>
          <table:table-cell/>
          <table:table-cell table:formula="of:=1/[.BL15]/[.$A$23]" office:value-type="float" office:value="0.00582937838282544">
            <text:p>0.0058293784</text:p>
          </table:table-cell>
          <table:table-cell table:formula="of:=[.BR15]/MIN([.$BR$2:.$BR$6];[.$BR$8:.$BR$12];[.$BR$14:.$BR$18])" office:value-type="float" office:value="12.6623792672925">
            <text:p>12.6623792673</text:p>
          </table:table-cell>
        </table:table-row>
        <table:table-row table:style-name="ro2">
          <table:table-cell office:value-type="string">
            <text:p>8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558">
            <text:p>0.0558</text:p>
          </table:table-cell>
          <table:table-cell office:value-type="float" office:value="0.0539">
            <text:p>0.0539</text:p>
          </table:table-cell>
          <table:table-cell office:value-type="float" office:value="0.0589">
            <text:p>0.0589</text:p>
          </table:table-cell>
          <table:table-cell office:value-type="float" office:value="0.0518">
            <text:p>0.0518</text:p>
          </table:table-cell>
          <table:table-cell office:value-type="float" office:value="0.0471">
            <text:p>0.0471</text:p>
          </table:table-cell>
          <table:table-cell office:value-type="float" office:value="0.0527">
            <text:p>0.0527</text:p>
          </table:table-cell>
          <table:table-cell office:value-type="float" office:value="0.0468">
            <text:p>0.0468</text:p>
          </table:table-cell>
          <table:table-cell office:value-type="float" office:value="0.0529">
            <text:p>0.0529</text:p>
          </table:table-cell>
          <table:table-cell office:value-type="float" office:value="0.0537">
            <text:p>0.0537</text:p>
          </table:table-cell>
          <table:table-cell office:value-type="float" office:value="0.0486">
            <text:p>0.0486</text:p>
          </table:table-cell>
          <table:table-cell office:value-type="float" office:value="8">
            <text:p>8</text:p>
          </table:table-cell>
          <table:table-cell table:formula="of:=AVERAGE([.$BA16:.BJ16])" office:value-type="float" office:value="0.05222">
            <text:p>0.05222</text:p>
          </table:table-cell>
          <table:table-cell table:formula="of:=CONFIDENCE(0.01; STDEV([.$BA16:.BJ16]); COUNT([.$BA16:.BJ16]))" office:value-type="float" office:value="0.00311967325511363">
            <text:p>0.0031196733</text:p>
          </table:table-cell>
          <table:table-cell table:formula="of:=MEDIAN([.$BA16:.BJ16])" office:value-type="float" office:value="0.0528">
            <text:p>0.0528</text:p>
          </table:table-cell>
          <table:table-cell table:formula="of:=[.BN10]/[.BN16]" office:value-type="float" office:value="21.1335227272727">
            <text:p>21.1335227273</text:p>
          </table:table-cell>
          <table:table-cell table:formula="of:=[.BL4]/[.BL16]" office:value-type="float" office:value="22.9787437763309">
            <text:p>22.9787437763</text:p>
          </table:table-cell>
          <table:table-cell/>
          <table:table-cell table:formula="of:=1/[.BL16]/[.$A$23]" office:value-type="float" office:value="0.0102946241758744">
            <text:p>0.0102946242</text:p>
          </table:table-cell>
          <table:table-cell table:formula="of:=[.BR16]/MIN([.$BR$2:.$BR$6];[.$BR$8:.$BR$12];[.$BR$14:.$BR$18])" office:value-type="float" office:value="22.361635695705">
            <text:p>22.3616356957</text:p>
          </table:table-cell>
        </table:table-row>
        <table:table-row table:style-name="ro2">
          <table:table-cell office:value-type="string">
            <text:p>12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593">
            <text:p>0.0593</text:p>
          </table:table-cell>
          <table:table-cell office:value-type="float" office:value="0.0616">
            <text:p>0.0616</text:p>
          </table:table-cell>
          <table:table-cell office:value-type="float" office:value="0.0601">
            <text:p>0.0601</text:p>
          </table:table-cell>
          <table:table-cell office:value-type="float" office:value="0.0993">
            <text:p>0.0993</text:p>
          </table:table-cell>
          <table:table-cell office:value-type="float" office:value="0.0593">
            <text:p>0.0593</text:p>
          </table:table-cell>
          <table:table-cell office:value-type="float" office:value="0.0614">
            <text:p>0.0614</text:p>
          </table:table-cell>
          <table:table-cell office:value-type="float" office:value="0.061">
            <text:p>0.061</text:p>
          </table:table-cell>
          <table:table-cell office:value-type="float" office:value="0.1002">
            <text:p>0.1002</text:p>
          </table:table-cell>
          <table:table-cell office:value-type="float" office:value="0.0977">
            <text:p>0.0977</text:p>
          </table:table-cell>
          <table:table-cell office:value-type="float" office:value="0.0585">
            <text:p>0.0585</text:p>
          </table:table-cell>
          <table:table-cell office:value-type="float" office:value="12">
            <text:p>12</text:p>
          </table:table-cell>
          <table:table-cell table:formula="of:=AVERAGE([.$BA17:.BJ17])" office:value-type="float" office:value="0.07184">
            <text:p>0.07184</text:p>
          </table:table-cell>
          <table:table-cell table:formula="of:=CONFIDENCE(0.01; STDEV([.$BA17:.BJ17]); COUNT([.$BA17:.BJ17]))" office:value-type="float" office:value="0.0153321934464688">
            <text:p>0.0153321934</text:p>
          </table:table-cell>
          <table:table-cell table:formula="of:=MEDIAN([.$BA17:.BJ17])" office:value-type="float" office:value="0.0612">
            <text:p>0.0612</text:p>
          </table:table-cell>
          <table:table-cell table:formula="of:=[.BN11]/[.BN17]" office:value-type="float" office:value="15.3227124183007">
            <text:p>15.3227124183</text:p>
          </table:table-cell>
          <table:table-cell table:formula="of:=[.BL5]/[.BL17]" office:value-type="float" office:value="21.0336859688196">
            <text:p>21.0336859688</text:p>
          </table:table-cell>
          <table:table-cell/>
          <table:table-cell table:formula="of:=1/[.BL17]/[.$A$23]" office:value-type="float" office:value="0.0074830912369733">
            <text:p>0.0074830912</text:p>
          </table:table-cell>
          <table:table-cell table:formula="of:=[.BR17]/MIN([.$BR$2:.$BR$6];[.$BR$8:.$BR$12];[.$BR$14:.$BR$18])" office:value-type="float" office:value="16.2545185972956">
            <text:p>16.2545185973</text:p>
          </table:table-cell>
        </table:table-row>
        <table:table-row table:style-name="ro2">
          <table:table-cell office:value-type="string">
            <text:p>16 Processes</text:p>
          </table:table-cell>
          <table:table-cell office:value-type="string">
            <text:p>tcp</text:p>
          </table:table-cell>
          <table:table-cell table:number-columns-repeated="50"/>
          <table:table-cell office:value-type="float" office:value="0.0527">
            <text:p>0.0527</text:p>
          </table:table-cell>
          <table:table-cell office:value-type="float" office:value="0.0543">
            <text:p>0.0543</text:p>
          </table:table-cell>
          <table:table-cell office:value-type="float" office:value="0.0533">
            <text:p>0.0533</text:p>
          </table:table-cell>
          <table:table-cell office:value-type="float" office:value="0.0521">
            <text:p>0.0521</text:p>
          </table:table-cell>
          <table:table-cell table:number-columns-repeated="2" office:value-type="float" office:value="0.0529">
            <text:p>0.0529</text:p>
          </table:table-cell>
          <table:table-cell office:value-type="float" office:value="0.0535">
            <text:p>0.0535</text:p>
          </table:table-cell>
          <table:table-cell office:value-type="float" office:value="0.0537">
            <text:p>0.0537</text:p>
          </table:table-cell>
          <table:table-cell office:value-type="float" office:value="0.0536">
            <text:p>0.0536</text:p>
          </table:table-cell>
          <table:table-cell office:value-type="float" office:value="0.0528">
            <text:p>0.0528</text:p>
          </table:table-cell>
          <table:table-cell office:value-type="float" office:value="16">
            <text:p>16</text:p>
          </table:table-cell>
          <table:table-cell table:formula="of:=AVERAGE([.$BA18:.BJ18])" office:value-type="float" office:value="0.05318">
            <text:p>0.05318</text:p>
          </table:table-cell>
          <table:table-cell table:formula="of:=CONFIDENCE(0.01; STDEV([.$BA18:.BJ18]); COUNT([.$BA18:.BJ18]))" office:value-type="float" office:value="0.000509120117339607">
            <text:p>0.0005091201</text:p>
          </table:table-cell>
          <table:table-cell table:formula="of:=MEDIAN([.$BA18:.BJ18])" office:value-type="float" office:value="0.0531">
            <text:p>0.0531</text:p>
          </table:table-cell>
          <table:table-cell table:formula="of:=[.BN12]/[.BN18]" office:value-type="float" office:value="19.80131826742">
            <text:p>19.8013182674</text:p>
          </table:table-cell>
          <table:table-cell table:formula="of:=[.BL6]/[.BL18]" office:value-type="float" office:value="18.844114328695">
            <text:p>18.8441143287</text:p>
          </table:table-cell>
          <table:table-cell/>
          <table:table-cell table:formula="of:=1/[.BL18]/[.$A$23]" office:value-type="float" office:value="0.0101087866578443">
            <text:p>0.0101087867</text:p>
          </table:table-cell>
          <table:table-cell table:formula="of:=[.BR18]/MIN([.$BR$2:.$BR$6];[.$BR$8:.$BR$12];[.$BR$14:.$BR$18])" office:value-type="float" office:value="21.9579657019503">
            <text:p>21.957965702</text:p>
          </table:table-cell>
        </table:table-row>
        <table:table-row table:style-name="ro2" table:number-rows-repeated="4">
          <table:table-cell table:number-columns-repeated="71"/>
        </table:table-row>
        <table:table-row table:style-name="ro2">
          <table:table-cell table:style-name="ce1" office:value-type="currency" office:currency="USD" office:value="1860.17">
            <text:p>$1,860.17</text:p>
          </table:table-cell>
          <table:table-cell table:number-columns-repeated="51"/>
          <table:table-cell office:value-type="string">
            <text:p>x86 value</text:p>
          </table:table-cell>
          <table:table-cell table:formula="of:=MAX([.BS14:.BS18])" office:value-type="float" office:value="22.361635695705">
            <text:p>22.3616356957</text:p>
          </table:table-cell>
          <table:table-cell office:value-type="string">
            <text:p>Normalized x86 value</text:p>
          </table:table-cell>
          <table:table-cell table:formula="of:=[.BB23]/[.BB24]" office:value-type="float" office:value="8.40025566534427">
            <text:p>8.4002556653</text:p>
          </table:table-cell>
          <table:table-cell table:number-columns-repeated="15"/>
        </table:table-row>
        <table:table-row table:style-name="ro2">
          <table:table-cell table:style-name="ce1" office:value-type="currency" office:currency="USD" office:value="865.95">
            <text:p>$865.95</text:p>
          </table:table-cell>
          <table:table-cell table:number-columns-repeated="51"/>
          <table:table-cell office:value-type="string">
            <text:p>ARM value</text:p>
          </table:table-cell>
          <table:table-cell table:formula="of:=MAX([.BS2:.BS12])" office:value-type="float" office:value="2.66201846545686">
            <text:p>2.6620184655</text:p>
          </table:table-cell>
          <table:table-cell table:number-columns-repeated="17"/>
        </table:table-row>
      </table:table>
      <table:table table:name="Costperf Summary" table:style-name="ta1">
        <table:shapes>
          <draw:frame draw:z-index="0" draw:style-name="gr1" svg:width="12in" svg:height="8in" svg:x="4.8583in" svg:y="0.476in">
            <draw:object draw:notify-on-update-of-ranges="disksim.BA23:disksim.BA24 'Costperf Summary'.A7:'Costperf Summary'.A7 disksim.BB23:disksim.BB24 'Costperf Summary'.A8:'Costperf Summary'.A8 raid.BB23:raid.BB24 'Costperf Summary'.A9:'Costperf Summary'.A9 wifi.BB23:wifi.BB24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8" table:default-cell-style-name="Default"/>
        <table:table-row table:style-name="ro3" table:number-rows-repeated="6">
          <table:table-cell/>
        </table:table-row>
        <table:table-row table:style-name="ro2">
          <table:table-cell office:value-type="string">
            <text:p>disksim</text:p>
          </table:table-cell>
        </table:table-row>
        <table:table-row table:style-name="ro2">
          <table:table-cell office:value-type="string">
            <text:p>raid</text:p>
          </table:table-cell>
        </table:table-row>
        <table:table-row table:style-name="ro2">
          <table:table-cell office:value-type="string">
            <text:p>wifi</text:p>
          </table:table-cell>
        </table:table-row>
      </table:table>
      <table:named-expressions/>
      <table:database-ranges>
        <table:database-range table:name="__Anonymous_Sheet_DB__0" table:target-range-address="wifi.A1:wifi.BS18" table:contains-header="false" table:orientation="column"/>
        <table:database-range table:name="__Anonymous_Sheet_DB__1" table:target-range-address="raid.A2:raid.BJ1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disksim.A2:disksim.BJ1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9T12:20:06</meta:creation-date>
    <dc:date>2014-07-05T19:35:22</dc:date>
    <meta:editing-duration>P6DT5H26M7S</meta:editing-duration>
    <meta:editing-cycles>24</meta:editing-cycles>
    <meta:generator>LibreOffice/3.5$Linux_X86_64 LibreOffice_project/350m1$Build-2</meta:generator>
    <meta:document-statistic meta:table-count="4" meta:cell-count="959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wifi.BM2:wifi.BM6" chart:error-lower-range="wifi.BM2:wifi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wifi.BM8:wifi.BM12" chart:error-lower-range="wifi.BM8:wifi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wifi.BM14:wifi.BM18" chart:error-lower-range="wifi.BM14:wifi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14:wifi.BL18 wifi.BL1:wifi.BL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14:wifi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wifi.BL2:wifi.BL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L8:wifi.BL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L14:wifi.BL18" chart:label-cell-address="wifi.BL13:wifi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14:wifi.BK18</svg:desc>
                </draw:g>
              </table:table-cell>
              <table:table-cell office:value-type="float" office:value="75.59866">
                <text:p>75.59866</text:p>
                <draw:g>
                  <svg:desc>wifi.BL2:wifi.BL6</svg:desc>
                </draw:g>
              </table:table-cell>
              <table:table-cell office:value-type="float" office:value="0.215663454782451">
                <text:p>0.215663454782451</text:p>
                <draw:g>
                  <svg:desc>wifi.BM2:wifi.BM6</svg:desc>
                </draw:g>
              </table:table-cell>
              <table:table-cell office:value-type="float" office:value="0.215663454782451">
                <text:p>0.215663454782451</text:p>
                <draw:g>
                  <svg:desc>wifi.BM2:wifi.BM6</svg:desc>
                </draw:g>
              </table:table-cell>
              <table:table-cell office:value-type="float" office:value="79.96199">
                <text:p>79.96199</text:p>
                <draw:g>
                  <svg:desc>wifi.BL8:wifi.BL12</svg:desc>
                </draw:g>
              </table:table-cell>
              <table:table-cell office:value-type="float" office:value="0.618934081523113">
                <text:p>0.618934081523113</text:p>
                <draw:g>
                  <svg:desc>wifi.BM8:wifi.BM12</svg:desc>
                </draw:g>
              </table:table-cell>
              <table:table-cell office:value-type="float" office:value="0.618934081523113">
                <text:p>0.618934081523113</text:p>
                <draw:g>
                  <svg:desc>wifi.BM8:wifi.BM12</svg:desc>
                </draw:g>
              </table:table-cell>
              <table:table-cell office:value-type="float" office:value="5.15218">
                <text:p>5.15218</text:p>
                <draw:g>
                  <svg:desc>wifi.BL14:wifi.BL18</svg:desc>
                </draw:g>
              </table:table-cell>
              <table:table-cell office:value-type="float" office:value="0.0280452707018035">
                <text:p>0.0280452707018035</text:p>
                <draw:g>
                  <svg:desc>wifi.BM14:wifi.BM18</svg:desc>
                </draw:g>
              </table:table-cell>
              <table:table-cell office:value-type="float" office:value="0.0280452707018035">
                <text:p>0.0280452707018035</text:p>
                <draw:g>
                  <svg:desc>wifi.BM14:wifi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6901">
                <text:p>41.6901</text:p>
              </table:table-cell>
              <table:table-cell office:value-type="float" office:value="0.052357091526832">
                <text:p>0.052357091526832</text:p>
              </table:table-cell>
              <table:table-cell office:value-type="float" office:value="0.052357091526832">
                <text:p>0.052357091526832</text:p>
              </table:table-cell>
              <table:table-cell office:value-type="float" office:value="44.99622">
                <text:p>44.99622</text:p>
              </table:table-cell>
              <table:table-cell office:value-type="float" office:value="0.100291073790748">
                <text:p>0.100291073790748</text:p>
              </table:table-cell>
              <table:table-cell office:value-type="float" office:value="0.100291073790748">
                <text:p>0.100291073790748</text:p>
              </table:table-cell>
              <table:table-cell office:value-type="float" office:value="3.15607">
                <text:p>3.15607</text:p>
              </table:table-cell>
              <table:table-cell office:value-type="float" office:value="0.360257628615053">
                <text:p>0.360257628615053</text:p>
              </table:table-cell>
              <table:table-cell office:value-type="float" office:value="0.360257628615053">
                <text:p>0.36025762861505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.43649">
                <text:p>29.43649</text:p>
              </table:table-cell>
              <table:table-cell office:value-type="float" office:value="3.53124292339875">
                <text:p>3.53124292339875</text:p>
              </table:table-cell>
              <table:table-cell office:value-type="float" office:value="3.53124292339875">
                <text:p>3.53124292339875</text:p>
              </table:table-cell>
              <table:table-cell office:value-type="float" office:value="27.13633">
                <text:p>27.13633</text:p>
              </table:table-cell>
              <table:table-cell office:value-type="float" office:value="0.149309557856433">
                <text:p>0.149309557856433</text:p>
              </table:table-cell>
              <table:table-cell office:value-type="float" office:value="0.149309557856433">
                <text:p>0.149309557856433</text:p>
              </table:table-cell>
              <table:table-cell office:value-type="float" office:value="1.88978">
                <text:p>1.88978</text:p>
              </table:table-cell>
              <table:table-cell office:value-type="float" office:value="0.086500251471586">
                <text:p>0.086500251471586</text:p>
              </table:table-cell>
              <table:table-cell office:value-type="float" office:value="0.086500251471586">
                <text:p>0.08650025147158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.35907">
                <text:p>25.35907</text:p>
              </table:table-cell>
              <table:table-cell office:value-type="float" office:value="7.41915257012988">
                <text:p>7.41915257012988</text:p>
              </table:table-cell>
              <table:table-cell office:value-type="float" office:value="7.41915257012988">
                <text:p>7.41915257012988</text:p>
              </table:table-cell>
              <table:table-cell office:value-type="float" office:value="22.84934">
                <text:p>22.84934</text:p>
              </table:table-cell>
              <table:table-cell office:value-type="float" office:value="0.164977912056589">
                <text:p>0.164977912056589</text:p>
              </table:table-cell>
              <table:table-cell office:value-type="float" office:value="0.164977912056589">
                <text:p>0.164977912056589</text:p>
              </table:table-cell>
              <table:table-cell office:value-type="float" office:value="3.37523">
                <text:p>3.37523</text:p>
              </table:table-cell>
              <table:table-cell office:value-type="float" office:value="0.621817759957767">
                <text:p>0.621817759957767</text:p>
              </table:table-cell>
              <table:table-cell office:value-type="float" office:value="0.621817759957767">
                <text:p>0.6218177599577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37899">
                <text:p>21.37899</text:p>
              </table:table-cell>
              <table:table-cell office:value-type="float" office:value="0.336049636991072">
                <text:p>0.336049636991072</text:p>
              </table:table-cell>
              <table:table-cell office:value-type="float" office:value="0.336049636991072">
                <text:p>0.336049636991072</text:p>
              </table:table-cell>
              <table:table-cell office:value-type="float" office:value="21.22589">
                <text:p>21.22589</text:p>
              </table:table-cell>
              <table:table-cell office:value-type="float" office:value="0.124198147473115">
                <text:p>0.124198147473115</text:p>
              </table:table-cell>
              <table:table-cell office:value-type="float" office:value="0.124198147473115">
                <text:p>0.124198147473115</text:p>
              </table:table-cell>
              <table:table-cell office:value-type="float" office:value="1.48532">
                <text:p>1.48532</text:p>
              </table:table-cell>
              <table:table-cell office:value-type="float" office:value="0.00502324139377392">
                <text:p>0.00502324139377392</text:p>
              </table:table-cell>
              <table:table-cell office:value-type="float" office:value="0.00502324139377392">
                <text:p>0.00502324139377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onstant"/>
    </style:style>
    <style:style style:name="ch11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K18 wifi.BL1:wifi.BL1 raid.BS2:raid.BS6 wifi.BL7:wifi.BL7 raid.BS8:raid.BS12 wifi.BL13:wifi.BL13 raid.BS14:raid.BS18" chart:data-source-has-labels="both" svg:x="1.932cm" svg:y="1.759cm" svg:width="19.446cm" svg:height="16.762cm">
          <chartooo:coordinate-region svg:x="3.707cm" svg:y="2.077cm" svg:width="17.364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6">
            <chart:title svg:x="0.451cm" svg:y="14.332cm" chart:style-name="ch7">
              <text:p>Normalized Performance for Cost</text:p>
            </chart:title>
            <chart:grid chart:style-name="ch8" chart:class="major"/>
          </chart:axis>
          <chart:series chart:style-name="ch9" chart:values-cell-range-address="raid.BS2:raid.BS6" chart:label-cell-address="wifi.BL1:wifi.BL1" chart:class="chart:line">
            <chart:error-indicator chart:style-name="ch10" chart:dimension="y"/>
            <chart:data-point chart:repeated="5"/>
          </chart:series>
          <chart:series chart:style-name="ch11" chart:values-cell-range-address="raid.BS8:raid.BS12" chart:label-cell-address="wifi.BL7:wifi.BL7" chart:class="chart:line">
            <chart:error-indicator chart:style-name="ch10" chart:dimension="y"/>
            <chart:data-point chart:repeated="5"/>
          </chart:series>
          <chart:series chart:style-name="ch12" chart:values-cell-range-address="raid.BS14:raid.BS18" chart:label-cell-address="wifi.BL13:wifi.BL1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1.06768268816052">
                <text:p>1.06768268816052</text:p>
                <draw:g>
                  <svg:desc>raid.BS2:raid.BS6</svg:desc>
                </draw:g>
              </table:table-cell>
              <table:table-cell office:value-type="float" office:value="1">
                <text:p>1</text:p>
                <draw:g>
                  <svg:desc>raid.BS8:raid.BS12</svg:desc>
                </draw:g>
              </table:table-cell>
              <table:table-cell office:value-type="float" office:value="59.9785724646499">
                <text:p>59.9785724646499</text:p>
                <draw:g>
                  <svg:desc>raid.BS14:raid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77545592928468">
                <text:p>3.77545592928468</text:p>
              </table:table-cell>
              <table:table-cell office:value-type="float" office:value="3.40948656390042">
                <text:p>3.40948656390042</text:p>
              </table:table-cell>
              <table:table-cell office:value-type="float" office:value="209.903953589144">
                <text:p>209.9039535891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.0514567366003">
                <text:p>11.0514567366003</text:p>
              </table:table-cell>
              <table:table-cell office:value-type="float" office:value="10.6210525445587">
                <text:p>10.6210525445587</text:p>
              </table:table-cell>
              <table:table-cell office:value-type="float" office:value="508.865285104935">
                <text:p>508.8652851049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8.8528475208006">
                <text:p>18.8528475208006</text:p>
              </table:table-cell>
              <table:table-cell office:value-type="float" office:value="23.3179565982831">
                <text:p>23.3179565982831</text:p>
              </table:table-cell>
              <table:table-cell office:value-type="float" office:value="761.893416254778">
                <text:p>761.8934162547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.893444626513">
                <text:p>34.893444626513</text:p>
              </table:table-cell>
              <table:table-cell office:value-type="float" office:value="33.6276032351222">
                <text:p>33.6276032351222</text:p>
              </table:table-cell>
              <table:table-cell office:value-type="float" office:value="1984.79977353982">
                <text:p>1984.7997735398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2:wifi.BK6 wifi.BL1:wifi.BL1 wifi.BS2:wifi.BS6 wifi.BL7:wifi.BL7 wifi.BS8:wifi.BS12 wifi.BL13:wifi.BL13 wifi.BS14:wifi.BS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2:wifi.BK6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wifi.BS2:wifi.BS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S8:wifi.BS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S14:wifi.BS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2:wifi.BK6</svg:desc>
                </draw:g>
              </table:table-cell>
              <table:table-cell office:value-type="float" office:value="1.0577170283177">
                <text:p>1.0577170283177</text:p>
                <draw:g>
                  <svg:desc>wifi.BS2:wifi.BS6</svg:desc>
                </draw:g>
              </table:table-cell>
              <table:table-cell office:value-type="float" office:value="1">
                <text:p>1</text:p>
                <draw:g>
                  <svg:desc>wifi.BS8:wifi.BS12</svg:desc>
                </draw:g>
              </table:table-cell>
              <table:table-cell office:value-type="float" office:value="7.22491508133635">
                <text:p>7.22491508133635</text:p>
                <draw:g>
                  <svg:desc>wifi.BS14:wifi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1800907169808">
                <text:p>1.91800907169808</text:p>
              </table:table-cell>
              <table:table-cell office:value-type="float" office:value="1.77708238603154">
                <text:p>1.77708238603154</text:p>
              </table:table-cell>
              <table:table-cell office:value-type="float" office:value="11.794435162642">
                <text:p>11.7944351626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71642407094052">
                <text:p>2.71642407094052</text:p>
              </table:table-cell>
              <table:table-cell office:value-type="float" office:value="2.94667665082198">
                <text:p>2.94667665082198</text:p>
              </table:table-cell>
              <table:table-cell office:value-type="float" office:value="19.6975642581462">
                <text:p>19.697564258146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.15319094903717">
                <text:p>3.15319094903717</text:p>
              </table:table-cell>
              <table:table-cell office:value-type="float" office:value="3.49953171513925">
                <text:p>3.49953171513925</text:p>
              </table:table-cell>
              <table:table-cell office:value-type="float" office:value="11.028600416493">
                <text:p>11.0286004164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74021363965276">
                <text:p>3.74021363965276</text:p>
              </table:table-cell>
              <table:table-cell office:value-type="float" office:value="3.76719138749894">
                <text:p>3.76719138749894</text:p>
              </table:table-cell>
              <table:table-cell office:value-type="float" office:value="25.0613086632911">
                <text:p>25.06130866329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2:disksim.BK6 disksim.BL1:disksim.BL1 disksim.BS2:disksim.BS6 wifi.BL7:wifi.BL7 disksim.BS8:disksim.BS12 wifi.BL13:wifi.BL13 disksim.BS14:disksim.BS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2:disksim.BK6"/>
          </chart:axis>
          <chart:axis chart:dimension="y" chart:name="primary-y" chart:style-name="ch4">
            <chart:title svg:x="0.451cm" svg:y="14.332cm" chart:style-name="ch6">
              <text:p>Normalized Performance for Cost</text:p>
            </chart:title>
            <chart:grid chart:style-name="ch7" chart:class="major"/>
          </chart:axis>
          <chart:series chart:style-name="ch8" chart:values-cell-range-address="disksim.BS2:disksim.BS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S8:disksim.BS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disksim.BS14:disksim.BS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2:disksim.BK6</svg:desc>
                </draw:g>
              </table:table-cell>
              <table:table-cell office:value-type="float" office:value="1.06569857845678">
                <text:p>1.06569857845678</text:p>
                <draw:g>
                  <svg:desc>disksim.BS2:disksim.BS6</svg:desc>
                </draw:g>
              </table:table-cell>
              <table:table-cell office:value-type="float" office:value="1">
                <text:p>1</text:p>
                <draw:g>
                  <svg:desc>disksim.BS8:disksim.BS12</svg:desc>
                </draw:g>
              </table:table-cell>
              <table:table-cell office:value-type="float" office:value="7.36874244986255">
                <text:p>7.36874244986255</text:p>
                <draw:g>
                  <svg:desc>disksim.BS14:disksim.BS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2602852837355">
                <text:p>1.72602852837355</text:p>
              </table:table-cell>
              <table:table-cell office:value-type="float" office:value="1.58305880571017">
                <text:p>1.58305880571017</text:p>
              </table:table-cell>
              <table:table-cell office:value-type="float" office:value="12.6623792672925">
                <text:p>12.66237926729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904371015459">
                <text:p>2.0904371015459</text:p>
              </table:table-cell>
              <table:table-cell office:value-type="float" office:value="2.24867549372036">
                <text:p>2.24867549372036</text:p>
              </table:table-cell>
              <table:table-cell office:value-type="float" office:value="22.361635695705">
                <text:p>22.36163569570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6003997194023">
                <text:p>1.66003997194023</text:p>
              </table:table-cell>
              <table:table-cell office:value-type="float" office:value="2.66201846545686">
                <text:p>2.66201846545686</text:p>
              </table:table-cell>
              <table:table-cell office:value-type="float" office:value="16.2545185972956">
                <text:p>16.25451859729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50308842166186">
                <text:p>2.50308842166186</text:p>
              </table:table-cell>
              <table:table-cell office:value-type="float" office:value="2.38547273522643">
                <text:p>2.38547273522643</text:p>
              </table:table-cell>
              <table:table-cell office:value-type="float" office:value="21.9579657019503">
                <text:p>21.957965701950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481cm" svg:height="20.321cm" xlink:href=".." xlink:type="simple" chart:class="chart:bar" chart:style-name="ch1">
        <chart:legend chart:legend-position="end" svg:x="27.581cm" svg:y="8.982cm" style:legend-expansion="high" chart:style-name="ch2"/>
        <chart:plot-area chart:style-name="ch3" table:cell-range-address="disksim.BA23:disksim.BB24 'Costperf Summary'.A7:'Costperf Summary'.A9 raid.BB23:raid.BB24 wifi.BB23:wifi.BB24" chart:data-source-has-labels="both" svg:x="1.059cm" svg:y="1.759cm" svg:width="25.304cm" svg:height="16.762cm">
          <chartooo:coordinate-region svg:x="4.028cm" svg:y="1.759cm" svg:width="21.572cm" svg:height="15.877cm"/>
          <chart:axis chart:dimension="x" chart:name="primary-x" chart:style-name="ch4" chartooo:axis-type="auto">
            <chartooo:date-scale/>
            <chart:categories table:cell-range-address="disksim.BA23:disksim.BA24"/>
          </chart:axis>
          <chart:axis chart:dimension="y" chart:name="primary-y" chart:style-name="ch5">
            <chart:title svg:x="8.249cm" svg:y="18.928cm" chart:style-name="ch6">
              <text:p>Maximum Normalized Performance for Cost</text:p>
            </chart:title>
            <chart:grid chart:style-name="ch7" chart:class="major"/>
          </chart:axis>
          <chart:series chart:style-name="ch8" chart:values-cell-range-address="disksim.BB23:disksim.BB24" chart:label-cell-address="'Costperf Summary'.A7:'Costperf Summary'.A7" chart:class="chart:bar">
            <chart:data-point chart:repeated="2"/>
          </chart:series>
          <chart:series chart:style-name="ch9" chart:values-cell-range-address="raid.BB23:raid.BB24" chart:label-cell-address="'Costperf Summary'.A8:'Costperf Summary'.A8" chart:class="chart:bar">
            <chart:data-point chart:repeated="2"/>
          </chart:series>
          <chart:series chart:style-name="ch10" chart:values-cell-range-address="wifi.BB23:wifi.BB24" chart:label-cell-address="'Costperf Summary'.A9:'Costperf Summary'.A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ksim</text:p>
                <draw:g>
                  <svg:desc>'Costperf Summary'.A7:'Costperf Summary'.A7</svg:desc>
                </draw:g>
              </table:table-cell>
              <table:table-cell office:value-type="string">
                <text:p>raid</text:p>
                <draw:g>
                  <svg:desc>'Costperf Summary'.A8:'Costperf Summary'.A8</svg:desc>
                </draw:g>
              </table:table-cell>
              <table:table-cell office:value-type="string">
                <text:p>wifi</text:p>
                <draw:g>
                  <svg:desc>'Costperf Summary'.A9:'Costperf Summary'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86 value</text:p>
                <draw:g>
                  <svg:desc>disksim.BA23:disksim.BA24</svg:desc>
                </draw:g>
              </table:table-cell>
              <table:table-cell office:value-type="float" office:value="22.361635695705">
                <text:p>22.361635695705</text:p>
                <draw:g>
                  <svg:desc>disksim.BB23:disksim.BB24</svg:desc>
                </draw:g>
              </table:table-cell>
              <table:table-cell office:value-type="float" office:value="1984.79977353982">
                <text:p>1984.79977353982</text:p>
                <draw:g>
                  <svg:desc>raid.BB23:raid.BB24</svg:desc>
                </draw:g>
              </table:table-cell>
              <table:table-cell office:value-type="float" office:value="25.0613086632911">
                <text:p>25.0613086632911</text:p>
                <draw:g>
                  <svg:desc>wifi.BB23:wifi.BB24</svg:desc>
                </draw:g>
              </table:table-cell>
            </table:table-row>
            <table:table-row>
              <table:table-cell office:value-type="string">
                <text:p>ARM value</text:p>
              </table:table-cell>
              <table:table-cell office:value-type="float" office:value="2.66201846545686">
                <text:p>2.66201846545686</text:p>
              </table:table-cell>
              <table:table-cell office:value-type="float" office:value="34.893444626513">
                <text:p>34.893444626513</text:p>
              </table:table-cell>
              <table:table-cell office:value-type="float" office:value="3.76719138749894">
                <text:p>3.7671913874989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raid.BM2:raid.BM6" chart:error-lower-range="raid.BM2:raid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raid.BM8:raid.BM12" chart:error-lower-range="raid.BM8:raid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raid.BM14:raid.BM18" chart:error-lower-range="raid.BM14:raid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L18 raid.BL1:raid.BL13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raid.BL2:raid.BL6" chart:label-cell-address="raid.BL1:raid.BL1" chart:class="chart:line">
            <chart:error-indicator chart:style-name="ch9" chart:dimension="y"/>
            <chart:data-point chart:repeated="5"/>
          </chart:series>
          <chart:series chart:style-name="ch10" chart:values-cell-range-address="raid.BL8:raid.BL12" chart:label-cell-address="raid.BL7:raid.BL7" chart:class="chart:line">
            <chart:error-indicator chart:style-name="ch9" chart:dimension="y"/>
            <chart:data-point chart:repeated="5"/>
          </chart:series>
          <chart:series chart:style-name="ch11" chart:values-cell-range-address="raid.BL14:raid.BL18" chart:label-cell-address="raid.BL13:raid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BL1:raid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raid.BL7:raid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raid.BL13:raid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36.09963">
                <text:p>36.09963</text:p>
                <draw:g>
                  <svg:desc>raid.BL2:raid.BL6</svg:desc>
                </draw:g>
              </table:table-cell>
              <table:table-cell office:value-type="float" office:value="0.195728427498928">
                <text:p>0.195728427498928</text:p>
                <draw:g>
                  <svg:desc>raid.BM2:raid.BM6</svg:desc>
                </draw:g>
              </table:table-cell>
              <table:table-cell office:value-type="float" office:value="0.195728427498928">
                <text:p>0.195728427498928</text:p>
                <draw:g>
                  <svg:desc>raid.BM2:raid.BM6</svg:desc>
                </draw:g>
              </table:table-cell>
              <table:table-cell office:value-type="float" office:value="38.54295">
                <text:p>38.54295</text:p>
                <draw:g>
                  <svg:desc>raid.BL8:raid.BL12</svg:desc>
                </draw:g>
              </table:table-cell>
              <table:table-cell office:value-type="float" office:value="0.387567431702651">
                <text:p>0.387567431702651</text:p>
                <draw:g>
                  <svg:desc>raid.BM8:raid.BM12</svg:desc>
                </draw:g>
              </table:table-cell>
              <table:table-cell office:value-type="float" office:value="0.387567431702651">
                <text:p>0.387567431702651</text:p>
                <draw:g>
                  <svg:desc>raid.BM8:raid.BM12</svg:desc>
                </draw:g>
              </table:table-cell>
              <table:table-cell office:value-type="float" office:value="0.29915">
                <text:p>0.29915</text:p>
                <draw:g>
                  <svg:desc>raid.BL14:raid.BL18</svg:desc>
                </draw:g>
              </table:table-cell>
              <table:table-cell office:value-type="float" office:value="0.00807460747475701">
                <text:p>0.00807460747475701</text:p>
                <draw:g>
                  <svg:desc>raid.BM14:raid.BM18</svg:desc>
                </draw:g>
              </table:table-cell>
              <table:table-cell office:value-type="float" office:value="0.00807460747475701">
                <text:p>0.00807460747475701</text:p>
                <draw:g>
                  <svg:desc>raid.BM14:raid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20882">
                <text:p>10.20882</text:p>
              </table:table-cell>
              <table:table-cell office:value-type="float" office:value="0.0392783855300931">
                <text:p>0.0392783855300931</text:p>
              </table:table-cell>
              <table:table-cell office:value-type="float" office:value="0.0392783855300931">
                <text:p>0.0392783855300931</text:p>
              </table:table-cell>
              <table:table-cell office:value-type="float" office:value="11.30462">
                <text:p>11.30462</text:p>
              </table:table-cell>
              <table:table-cell office:value-type="float" office:value="0.0536702234294036">
                <text:p>0.0536702234294036</text:p>
              </table:table-cell>
              <table:table-cell office:value-type="float" office:value="0.0536702234294036">
                <text:p>0.0536702234294036</text:p>
              </table:table-cell>
              <table:table-cell office:value-type="float" office:value="0.08548">
                <text:p>0.08548</text:p>
              </table:table-cell>
              <table:table-cell office:value-type="float" office:value="0.00958293127178254">
                <text:p>0.00958293127178254</text:p>
              </table:table-cell>
              <table:table-cell office:value-type="float" office:value="0.00958293127178254">
                <text:p>0.009582931271782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48759">
                <text:p>3.48759</text:p>
              </table:table-cell>
              <table:table-cell office:value-type="float" office:value="0.47666901818584">
                <text:p>0.47666901818584</text:p>
              </table:table-cell>
              <table:table-cell office:value-type="float" office:value="0.47666901818584">
                <text:p>0.47666901818584</text:p>
              </table:table-cell>
              <table:table-cell office:value-type="float" office:value="3.62892">
                <text:p>3.62892</text:p>
              </table:table-cell>
              <table:table-cell office:value-type="float" office:value="0.0186594610853002">
                <text:p>0.0186594610853002</text:p>
              </table:table-cell>
              <table:table-cell office:value-type="float" office:value="0.0186594610853002">
                <text:p>0.0186594610853002</text:p>
              </table:table-cell>
              <table:table-cell office:value-type="float" office:value="0.03526">
                <text:p>0.03526</text:p>
              </table:table-cell>
              <table:table-cell office:value-type="float" office:value="0.0192311031693734">
                <text:p>0.0192311031693734</text:p>
              </table:table-cell>
              <table:table-cell office:value-type="float" office:value="0.0192311031693734">
                <text:p>0.01923110316937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.04441">
                <text:p>2.04441</text:p>
              </table:table-cell>
              <table:table-cell office:value-type="float" office:value="0.79537469631543">
                <text:p>0.79537469631543</text:p>
              </table:table-cell>
              <table:table-cell office:value-type="float" office:value="0.79537469631543">
                <text:p>0.79537469631543</text:p>
              </table:table-cell>
              <table:table-cell office:value-type="float" office:value="1.65293">
                <text:p>1.65293</text:p>
              </table:table-cell>
              <table:table-cell office:value-type="float" office:value="0.00758401312924714">
                <text:p>0.00758401312924714</text:p>
              </table:table-cell>
              <table:table-cell office:value-type="float" office:value="0.00758401312924714">
                <text:p>0.00758401312924714</text:p>
              </table:table-cell>
              <table:table-cell office:value-type="float" office:value="0.02355">
                <text:p>0.02355</text:p>
              </table:table-cell>
              <table:table-cell office:value-type="float" office:value="0.0130729505183211">
                <text:p>0.0130729505183211</text:p>
              </table:table-cell>
              <table:table-cell office:value-type="float" office:value="0.0130729505183211">
                <text:p>0.013072950518321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10459">
                <text:p>1.10459</text:p>
              </table:table-cell>
              <table:table-cell office:value-type="float" office:value="0.0147959889318881">
                <text:p>0.0147959889318881</text:p>
              </table:table-cell>
              <table:table-cell office:value-type="float" office:value="0.0147959889318881">
                <text:p>0.0147959889318881</text:p>
              </table:table-cell>
              <table:table-cell office:value-type="float" office:value="1.14617">
                <text:p>1.14617</text:p>
              </table:table-cell>
              <table:table-cell office:value-type="float" office:value="0.0128185032377457">
                <text:p>0.0128185032377457</text:p>
              </table:table-cell>
              <table:table-cell office:value-type="float" office:value="0.0128185032377457">
                <text:p>0.0128185032377457</text:p>
              </table:table-cell>
              <table:table-cell office:value-type="float" office:value="0.00904">
                <text:p>0.00904</text:p>
              </table:table-cell>
              <table:table-cell office:value-type="float" office:value="0.000184950204195431">
                <text:p>0.000184950204195431</text:p>
              </table:table-cell>
              <table:table-cell office:value-type="float" office:value="0.000184950204195431">
                <text:p>0.000184950204195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error-upper-indicator="true" chart:error-lower-indicator="true" chart:error-category="cell-range" chart:error-upper-range="disksim.BM14:disksim.BM18" chart:error-lower-range="disksim.BM14:disksim.BM18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14:disksim.BL18 disksim.BL1:disksim.BL13" chart:data-source-has-labels="both" svg:x="1.932cm" svg:y="1.759cm" svg:width="19.446cm" svg:height="16.762cm">
          <chartooo:coordinate-region svg:x="2.945cm" svg:y="2.077cm" svg:width="18.126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14:disksim.BK18"/>
          </chart:axis>
          <chart:axis chart:dimension="y" chart:name="primary-y" chart:style-name="ch4">
            <chart:title svg:x="0.451cm" svg:y="13.316cm" chart:style-name="ch6">
              <text:p>Mean Runtime (seconds)</text:p>
            </chart:title>
            <chart:grid chart:style-name="ch7" chart:class="major"/>
          </chart:axis>
          <chart:series chart:style-name="ch8" chart:values-cell-range-address="disksim.BL2:disksim.BL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L8:disksim.BL12" chart:label-cell-address="disksim.BL7:disksim.BL7" chart:class="chart:line">
            <chart:error-indicator chart:style-name="ch9" chart:dimension="y"/>
            <chart:data-point chart:repeated="5"/>
          </chart:series>
          <chart:series chart:style-name="ch11" chart:values-cell-range-address="disksim.BL14:disksim.BL18" chart:label-cell-address="disksim.BL13:disksim.BL13" chart:class="chart:line">
            <chart:error-indicator chart:style-name="ch9" chart:dimension="y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TCP</text:p>
                <draw:g>
                  <svg:desc>disksim.BL7:disksim.BL7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  <table:table-cell office:value-type="string">
                <text:p>x86</text:p>
                <draw:g>
                  <svg:desc>disksim.BL13:disksim.BL13</svg:desc>
                </draw:g>
              </table:table-cell>
              <table:table-cell office:value-type="string">
                <text:p>Column BM</text:p>
              </table:table-cell>
              <table:table-cell office:value-type="string">
                <text:p>Column BM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14:disksim.BK18</svg:desc>
                </draw:g>
              </table:table-cell>
              <table:table-cell office:value-type="float" office:value="2.35378">
                <text:p>2.35378</text:p>
                <draw:g>
                  <svg:desc>disksim.BL2:disksim.BL6</svg:desc>
                </draw:g>
              </table:table-cell>
              <table:table-cell office:value-type="float" office:value="0.0112429892072985">
                <text:p>0.0112429892072985</text:p>
                <draw:g>
                  <svg:desc>disksim.BM2:disksim.BM6</svg:desc>
                </draw:g>
              </table:table-cell>
              <table:table-cell office:value-type="float" office:value="0.0112429892072985">
                <text:p>0.0112429892072985</text:p>
                <draw:g>
                  <svg:desc>disksim.BM2:disksim.BM6</svg:desc>
                </draw:g>
              </table:table-cell>
              <table:table-cell office:value-type="float" office:value="2.50842">
                <text:p>2.50842</text:p>
                <draw:g>
                  <svg:desc>disksim.BL8:disksim.BL12</svg:desc>
                </draw:g>
              </table:table-cell>
              <table:table-cell office:value-type="float" office:value="0.0189819881559396">
                <text:p>0.0189819881559396</text:p>
                <draw:g>
                  <svg:desc>disksim.BM8:disksim.BM12</svg:desc>
                </draw:g>
              </table:table-cell>
              <table:table-cell office:value-type="float" office:value="0.0189819881559396">
                <text:p>0.0189819881559396</text:p>
                <draw:g>
                  <svg:desc>disksim.BM8:disksim.BM12</svg:desc>
                </draw:g>
              </table:table-cell>
              <table:table-cell office:value-type="float" office:value="0.15847">
                <text:p>0.15847</text:p>
                <draw:g>
                  <svg:desc>disksim.BL14:disksim.BL18</svg:desc>
                </draw:g>
              </table:table-cell>
              <table:table-cell office:value-type="float" office:value="0.0145138603795692">
                <text:p>0.0145138603795692</text:p>
                <draw:g>
                  <svg:desc>disksim.BM14:disksim.BM18</svg:desc>
                </draw:g>
              </table:table-cell>
              <table:table-cell office:value-type="float" office:value="0.0145138603795692">
                <text:p>0.0145138603795692</text:p>
                <draw:g>
                  <svg:desc>disksim.BM14:disksim.BM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5329">
                <text:p>1.45329</text:p>
              </table:table-cell>
              <table:table-cell office:value-type="float" office:value="0.00711118109315956">
                <text:p>0.00711118109315956</text:p>
              </table:table-cell>
              <table:table-cell office:value-type="float" office:value="0.00711118109315956">
                <text:p>0.00711118109315956</text:p>
              </table:table-cell>
              <table:table-cell office:value-type="float" office:value="1.58454">
                <text:p>1.58454</text:p>
              </table:table-cell>
              <table:table-cell office:value-type="float" office:value="0.00818847272162194">
                <text:p>0.00818847272162194</text:p>
              </table:table-cell>
              <table:table-cell office:value-type="float" office:value="0.00818847272162194">
                <text:p>0.00818847272162194</text:p>
              </table:table-cell>
              <table:table-cell office:value-type="float" office:value="0.09222">
                <text:p>0.09222</text:p>
              </table:table-cell>
              <table:table-cell office:value-type="float" office:value="0.0188176157440506">
                <text:p>0.0188176157440506</text:p>
              </table:table-cell>
              <table:table-cell office:value-type="float" office:value="0.0188176157440506">
                <text:p>0.01881761574405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19995">
                <text:p>1.19995</text:p>
              </table:table-cell>
              <table:table-cell office:value-type="float" office:value="0.507856013012429">
                <text:p>0.507856013012429</text:p>
              </table:table-cell>
              <table:table-cell office:value-type="float" office:value="0.507856013012429">
                <text:p>0.507856013012429</text:p>
              </table:table-cell>
              <table:table-cell office:value-type="float" office:value="1.11551">
                <text:p>1.11551</text:p>
              </table:table-cell>
              <table:table-cell office:value-type="float" office:value="0.0121004560286984">
                <text:p>0.0121004560286984</text:p>
              </table:table-cell>
              <table:table-cell office:value-type="float" office:value="0.0121004560286984">
                <text:p>0.0121004560286984</text:p>
              </table:table-cell>
              <table:table-cell office:value-type="float" office:value="0.05222">
                <text:p>0.05222</text:p>
              </table:table-cell>
              <table:table-cell office:value-type="float" office:value="0.00311967325511363">
                <text:p>0.00311967325511363</text:p>
              </table:table-cell>
              <table:table-cell office:value-type="float" office:value="0.00311967325511363">
                <text:p>0.003119673255113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51106">
                <text:p>1.51106</text:p>
              </table:table-cell>
              <table:table-cell office:value-type="float" office:value="0.67654715653458">
                <text:p>0.67654715653458</text:p>
              </table:table-cell>
              <table:table-cell office:value-type="float" office:value="0.67654715653458">
                <text:p>0.67654715653458</text:p>
              </table:table-cell>
              <table:table-cell office:value-type="float" office:value="0.9423">
                <text:p>0.9423</text:p>
              </table:table-cell>
              <table:table-cell office:value-type="float" office:value="0.0104148338467285">
                <text:p>0.0104148338467285</text:p>
              </table:table-cell>
              <table:table-cell office:value-type="float" office:value="0.0104148338467285">
                <text:p>0.0104148338467285</text:p>
              </table:table-cell>
              <table:table-cell office:value-type="float" office:value="0.07184">
                <text:p>0.07184</text:p>
              </table:table-cell>
              <table:table-cell office:value-type="float" office:value="0.0153321934464688">
                <text:p>0.0153321934464688</text:p>
              </table:table-cell>
              <table:table-cell office:value-type="float" office:value="0.0153321934464688">
                <text:p>0.01533219344646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0213">
                <text:p>1.00213</text:p>
              </table:table-cell>
              <table:table-cell office:value-type="float" office:value="0.00770953642539472">
                <text:p>0.00770953642539472</text:p>
              </table:table-cell>
              <table:table-cell office:value-type="float" office:value="0.00770953642539472">
                <text:p>0.00770953642539472</text:p>
              </table:table-cell>
              <table:table-cell office:value-type="float" office:value="1.05154">
                <text:p>1.05154</text:p>
              </table:table-cell>
              <table:table-cell office:value-type="float" office:value="0.0155225723062914">
                <text:p>0.0155225723062914</text:p>
              </table:table-cell>
              <table:table-cell office:value-type="float" office:value="0.0155225723062914">
                <text:p>0.0155225723062914</text:p>
              </table:table-cell>
              <table:table-cell office:value-type="float" office:value="0.05318">
                <text:p>0.05318</text:p>
              </table:table-cell>
              <table:table-cell office:value-type="float" office:value="0.000509120117339607">
                <text:p>0.000509120117339607</text:p>
              </table:table-cell>
              <table:table-cell office:value-type="float" office:value="0.000509120117339607">
                <text:p>0.0005091201173396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disksim.BK14:disksim.BK18 disksim.BL1:disksim.BL1 disksim.BN2:disksim.BN6 disksim.BL7:disksim.BL7 disksim.BN8:disksim.BN12 disksim.BL13:disksim.BL13 disksim.BN14:disksim.BN18" chart:data-source-has-labels="both" svg:x="1.932cm" svg:y="1.759cm" svg:width="19.446cm" svg:height="16.762cm">
          <chartooo:coordinate-region svg:x="2.945cm" svg:y="2.077cm" svg:width="18.126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disksim.BK14:disksim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disksim.BN2:disksim.BN6" chart:label-cell-address="disksim.BL1:disksim.BL1" chart:class="chart:line">
            <chart:error-indicator chart:style-name="ch9" chart:dimension="y"/>
            <chart:data-point chart:repeated="5"/>
          </chart:series>
          <chart:series chart:style-name="ch10" chart:values-cell-range-address="disksim.BN8:disksim.BN12" chart:label-cell-address="disksim.BL7:disksim.BL7" chart:class="chart:line">
            <chart:error-indicator chart:style-name="ch9" chart:dimension="y"/>
            <chart:data-point chart:repeated="5"/>
          </chart:series>
          <chart:series chart:style-name="ch11" chart:values-cell-range-address="disksim.BN14:disksim.BN18" chart:label-cell-address="disksim.BL13:disksim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disksim.BL1:disksim.BL1</svg:desc>
                </draw:g>
              </table:table-cell>
              <table:table-cell office:value-type="string">
                <text:p>TCP</text:p>
                <draw:g>
                  <svg:desc>disksim.BL7:disksim.BL7</svg:desc>
                </draw:g>
              </table:table-cell>
              <table:table-cell office:value-type="string">
                <text:p>x86</text:p>
                <draw:g>
                  <svg:desc>disksim.BL13:disksim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14:disksim.BK18</svg:desc>
                </draw:g>
              </table:table-cell>
              <table:table-cell office:value-type="float" office:value="2.35405">
                <text:p>2.35405</text:p>
                <draw:g>
                  <svg:desc>disksim.BN2:disksim.BN6</svg:desc>
                </draw:g>
              </table:table-cell>
              <table:table-cell office:value-type="float" office:value="2.50565">
                <text:p>2.50565</text:p>
                <draw:g>
                  <svg:desc>disksim.BN8:disksim.BN12</svg:desc>
                </draw:g>
              </table:table-cell>
              <table:table-cell office:value-type="float" office:value="0.1646">
                <text:p>0.1646</text:p>
                <draw:g>
                  <svg:desc>disksim.BN14:disksim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451">
                <text:p>1.451</text:p>
              </table:table-cell>
              <table:table-cell office:value-type="float" office:value="1.58355">
                <text:p>1.5835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9025">
                <text:p>0.99025</text:p>
              </table:table-cell>
              <table:table-cell office:value-type="float" office:value="1.11585">
                <text:p>1.11585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3915">
                <text:p>0.93915</text:p>
              </table:table-cell>
              <table:table-cell office:value-type="float" office:value="0.93775">
                <text:p>0.93775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01">
                <text:p>1.001</text:p>
              </table:table-cell>
              <table:table-cell office:value-type="float" office:value="1.05145">
                <text:p>1.05145</text:p>
              </table:table-cell>
              <table:table-cell office:value-type="float" office:value="0.0531">
                <text:p>0.05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BM2:disksim.BM6" chart:error-lower-range="disksim.BM2:disksim.BM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BM8:disksim.BM12" chart:error-lower-range="disksim.BM8:disksim.BM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raid.BK14:raid.BK18 raid.BL1:raid.BL1 raid.BN2:raid.BN6 raid.BL7:raid.BL7 raid.BN8:raid.BN12 raid.BL13:raid.BL13 raid.BN14:raid.BN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raid.BK14:raid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raid.BN2:raid.BN6" chart:label-cell-address="raid.BL1:raid.BL1" chart:class="chart:line">
            <chart:error-indicator chart:style-name="ch9" chart:dimension="y"/>
            <chart:data-point chart:repeated="5"/>
          </chart:series>
          <chart:series chart:style-name="ch10" chart:values-cell-range-address="raid.BN8:raid.BN12" chart:label-cell-address="raid.BL7:raid.BL7" chart:class="chart:line">
            <chart:error-indicator chart:style-name="ch9" chart:dimension="y"/>
            <chart:data-point chart:repeated="5"/>
          </chart:series>
          <chart:series chart:style-name="ch11" chart:values-cell-range-address="raid.BN14:raid.BN18" chart:label-cell-address="raid.BL13:raid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aid.BL1:raid.BL1</svg:desc>
                </draw:g>
              </table:table-cell>
              <table:table-cell office:value-type="string">
                <text:p>TCP</text:p>
                <draw:g>
                  <svg:desc>raid.BL7:raid.BL7</svg:desc>
                </draw:g>
              </table:table-cell>
              <table:table-cell office:value-type="string">
                <text:p>x86</text:p>
                <draw:g>
                  <svg:desc>raid.BL13:raid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14:raid.BK18</svg:desc>
                </draw:g>
              </table:table-cell>
              <table:table-cell office:value-type="float" office:value="36.0829">
                <text:p>36.0829</text:p>
                <draw:g>
                  <svg:desc>raid.BN2:raid.BN6</svg:desc>
                </draw:g>
              </table:table-cell>
              <table:table-cell office:value-type="float" office:value="38.4397">
                <text:p>38.4397</text:p>
                <draw:g>
                  <svg:desc>raid.BN8:raid.BN12</svg:desc>
                </draw:g>
              </table:table-cell>
              <table:table-cell office:value-type="float" office:value="0.3054">
                <text:p>0.3054</text:p>
                <draw:g>
                  <svg:desc>raid.BN14:raid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.2038">
                <text:p>10.2038</text:p>
              </table:table-cell>
              <table:table-cell office:value-type="float" office:value="11.3123">
                <text:p>11.3123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2796">
                <text:p>3.2796</text:p>
              </table:table-cell>
              <table:table-cell office:value-type="float" office:value="3.6251">
                <text:p>3.6251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.6129">
                <text:p>1.6129</text:p>
              </table:table-cell>
              <table:table-cell office:value-type="float" office:value="1.6486">
                <text:p>1.6486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972">
                <text:p>1.0972</text:p>
              </table:table-cell>
              <table:table-cell office:value-type="float" office:value="1.1411">
                <text:p>1.1411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onstant" chart:error-upper-range="disksim.O2:disksim.O6" chart:error-lower-range="disksim.O2:disksim.O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onstant"/>
    </style:style>
    <style:style style:name="ch10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onstant" chart:error-upper-range="disksim.O8:disksim.O12" chart:error-lower-range="disksim.O8:disksim.O1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legend chart:legend-position="end" svg:x="22.394cm" svg:y="8.982cm" style:legend-expansion="high" chart:style-name="ch2"/>
        <chart:plot-area chart:style-name="ch3" table:cell-range-address="wifi.BK14:wifi.BK18 wifi.BL1:wifi.BL1 wifi.BN2:wifi.BN6 wifi.BL7:wifi.BL7 wifi.BN8:wifi.BN12 wifi.BL13:wifi.BL13 wifi.BN14:wifi.BN18" chart:data-source-has-labels="both" svg:x="1.932cm" svg:y="1.759cm" svg:width="19.446cm" svg:height="16.762cm">
          <chartooo:coordinate-region svg:x="2.793cm" svg:y="2.077cm" svg:width="18.278cm" svg:height="15.559cm"/>
          <chart:axis chart:dimension="x" chart:name="primary-x" chart:style-name="ch4" chartooo:axis-type="auto">
            <chartooo:date-scale/>
            <chart:title svg:x="8.327cm" svg:y="18.928cm" chart:style-name="ch5">
              <text:p>Number of MPI Processes</text:p>
            </chart:title>
            <chart:categories table:cell-range-address="wifi.BK14:wifi.BK18"/>
          </chart:axis>
          <chart:axis chart:dimension="y" chart:name="primary-y" chart:style-name="ch4">
            <chart:title svg:x="0.451cm" svg:y="13.532cm" chart:style-name="ch6">
              <text:p>Median Runtime (seconds)</text:p>
            </chart:title>
            <chart:grid chart:style-name="ch7" chart:class="major"/>
          </chart:axis>
          <chart:series chart:style-name="ch8" chart:values-cell-range-address="wifi.BN2:wifi.BN6" chart:label-cell-address="wifi.BL1:wifi.BL1" chart:class="chart:line">
            <chart:error-indicator chart:style-name="ch9" chart:dimension="y"/>
            <chart:data-point chart:repeated="5"/>
          </chart:series>
          <chart:series chart:style-name="ch10" chart:values-cell-range-address="wifi.BN8:wifi.BN12" chart:label-cell-address="wifi.BL7:wifi.BL7" chart:class="chart:line">
            <chart:error-indicator chart:style-name="ch9" chart:dimension="y"/>
            <chart:data-point chart:repeated="5"/>
          </chart:series>
          <chart:series chart:style-name="ch11" chart:values-cell-range-address="wifi.BN14:wifi.BN18" chart:label-cell-address="wifi.BL13:wifi.BL1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wifi.BL1:wifi.BL1</svg:desc>
                </draw:g>
              </table:table-cell>
              <table:table-cell office:value-type="string">
                <text:p>TCP</text:p>
                <draw:g>
                  <svg:desc>wifi.BL7:wifi.BL7</svg:desc>
                </draw:g>
              </table:table-cell>
              <table:table-cell office:value-type="string">
                <text:p>x86</text:p>
                <draw:g>
                  <svg:desc>wifi.BL13:wifi.BL1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14:wifi.BK18</svg:desc>
                </draw:g>
              </table:table-cell>
              <table:table-cell office:value-type="float" office:value="75.5479">
                <text:p>75.5479</text:p>
                <draw:g>
                  <svg:desc>wifi.BN2:wifi.BN6</svg:desc>
                </draw:g>
              </table:table-cell>
              <table:table-cell office:value-type="float" office:value="79.7638">
                <text:p>79.7638</text:p>
                <draw:g>
                  <svg:desc>wifi.BN8:wifi.BN12</svg:desc>
                </draw:g>
              </table:table-cell>
              <table:table-cell office:value-type="float" office:value="5.1419">
                <text:p>5.1419</text:p>
                <draw:g>
                  <svg:desc>wifi.BN14:wifi.BN18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6623">
                <text:p>41.6623</text:p>
              </table:table-cell>
              <table:table-cell office:value-type="float" office:value="44.9608">
                <text:p>44.9608</text:p>
              </table:table-cell>
              <table:table-cell office:value-type="float" office:value="2.8363">
                <text:p>2.83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.0409">
                <text:p>27.0409</text:p>
              </table:table-cell>
              <table:table-cell office:value-type="float" office:value="27.153">
                <text:p>27.153</text:p>
              </table:table-cell>
              <table:table-cell office:value-type="float" office:value="1.8993">
                <text:p>1.899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1.8153">
                <text:p>21.8153</text:p>
              </table:table-cell>
              <table:table-cell office:value-type="float" office:value="22.706">
                <text:p>22.706</text:p>
              </table:table-cell>
              <table:table-cell office:value-type="float" office:value="2.9185">
                <text:p>2.91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2895">
                <text:p>21.2895</text:p>
              </table:table-cell>
              <table:table-cell office:value-type="float" office:value="21.1668">
                <text:p>21.1668</text:p>
              </table:table-cell>
              <table:table-cell office:value-type="float" office:value="1.4864">
                <text:p>1.48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disksim.BK2:disksim.BK6 disksim.BO2:disksim.BO6" chart:data-source-has-labels="column" svg:x="1.932cm" svg:y="1.759cm" svg:width="22.453cm" svg:height="16.762cm">
          <chartooo:coordinate-region svg:x="2.945cm" svg:y="2.078cm" svg:width="21.133cm" svg:height="15.558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disksim.BK2:disksim.BK6"/>
          </chart:axis>
          <chart:axis chart:dimension="y" chart:name="primary-y" chart:style-name="ch3">
            <chart:title svg:x="0.451cm" svg:y="12.173cm" chart:style-name="ch5">
              <text:p>RoCE Speedup</text:p>
            </chart:title>
            <chart:grid chart:style-name="ch6" chart:class="major"/>
          </chart:axis>
          <chart:series chart:style-name="ch7" chart:values-cell-range-address="disksim.BO2:disksim.BO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disksim.BK2:disksim.BK6</svg:desc>
                </draw:g>
              </table:table-cell>
              <table:table-cell office:value-type="float" office:value="1.06569857845678">
                <text:p>1.06569857845678</text:p>
                <draw:g>
                  <svg:desc>disksim.BO2:disksim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9031232582623">
                <text:p>1.0903123258262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9630401266719">
                <text:p>0.9296304012667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23601974772676">
                <text:p>0.6236019747726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4930498039177">
                <text:p>1.0493049803917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raid.BK2:raid.BK6 raid.BO2:raid.BO6" chart:data-source-has-labels="column" svg:x="1.932cm" svg:y="1.759cm" svg:width="22.453cm" svg:height="16.762cm">
          <chartooo:coordinate-region svg:x="2.945cm" svg:y="2.078cm" svg:width="21.133cm" svg:height="15.558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raid.BK2:raid.BK6"/>
          </chart:axis>
          <chart:axis chart:dimension="y" chart:name="primary-y" chart:style-name="ch3">
            <chart:title svg:x="0.451cm" svg:y="12.173cm" chart:style-name="ch5">
              <text:p>RoCE Speedup</text:p>
            </chart:title>
            <chart:grid chart:style-name="ch6" chart:class="major"/>
          </chart:axis>
          <chart:series chart:style-name="ch7" chart:values-cell-range-address="raid.BO2:raid.BO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raid.BK2:raid.BK6</svg:desc>
                </draw:g>
              </table:table-cell>
              <table:table-cell office:value-type="float" office:value="1.06768268816052">
                <text:p>1.06768268816052</text:p>
                <draw:g>
                  <svg:desc>raid.BO2:raid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10733855626801">
                <text:p>1.107338556268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4052368541027">
                <text:p>1.0405236854102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808511991234635">
                <text:p>0.80851199123463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03764292633466">
                <text:p>1.037642926334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>
      <style:chart-properties chart:auto-position="true" style:rotation-angle="9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01cm" svg:height="20.321cm" xlink:href=".." xlink:type="simple" chart:class="chart:line" chart:style-name="ch1">
        <chart:plot-area chart:style-name="ch2" table:cell-range-address="wifi.BK2:wifi.BK6 wifi.BO2:wifi.BO6" chart:data-source-has-labels="column" svg:x="1.932cm" svg:y="1.759cm" svg:width="22.453cm" svg:height="16.762cm">
          <chartooo:coordinate-region svg:x="3.25cm" svg:y="2.077cm" svg:width="20.828cm" svg:height="15.559cm"/>
          <chart:axis chart:dimension="x" chart:name="primary-x" chart:style-name="ch3" chartooo:axis-type="auto">
            <chartooo:date-scale/>
            <chart:title svg:x="9.83cm" svg:y="18.928cm" chart:style-name="ch4">
              <text:p>Number of MPI Processes</text:p>
            </chart:title>
            <chart:categories table:cell-range-address="wifi.BK2:wifi.BK6"/>
          </chart:axis>
          <chart:axis chart:dimension="y" chart:name="primary-y" chart:style-name="ch3">
            <chart:title svg:x="0.451cm" svg:y="12.173cm" chart:style-name="ch5">
              <text:p>RoCE Speedup</text:p>
            </chart:title>
            <chart:grid chart:style-name="ch6" chart:class="major"/>
          </chart:axis>
          <chart:series chart:style-name="ch7" chart:values-cell-range-address="wifi.BO2:wifi.BO6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O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wifi.BK2:wifi.BK6</svg:desc>
                </draw:g>
              </table:table-cell>
              <table:table-cell office:value-type="float" office:value="1.0577170283177">
                <text:p>1.0577170283177</text:p>
                <draw:g>
                  <svg:desc>wifi.BO2:wifi.BO6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0793022803975">
                <text:p>1.07930228039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1860248963106">
                <text:p>0.92186024896310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901032253943066">
                <text:p>0.9010322539430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92838763664701">
                <text:p>0.9928387636647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